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2" fo:font-size="11pt" style:font-size-asian="11pt" style:font-size-complex="11pt"/>
    </style:style>
    <style:style style:name="P2" style:family="paragraph" style:parent-style-name="Standard">
      <style:text-properties style:font-name="Calibri2" fo:font-size="11pt" officeooo:paragraph-rsid="000a2156" style:font-size-asian="11pt" style:font-size-complex="11pt"/>
    </style:style>
    <style:style style:name="P3" style:family="paragraph" style:parent-style-name="Standard">
      <style:text-properties style:font-name="Calibri2" fo:font-size="11pt" officeooo:paragraph-rsid="001b8dd4" style:font-size-asian="11pt" style:font-size-complex="11pt"/>
    </style:style>
    <style:style style:name="P4" style:family="paragraph" style:parent-style-name="Standard">
      <style:text-properties style:font-name="Calibri2" fo:font-size="11pt" officeooo:paragraph-rsid="001f42c3" style:font-size-asian="11pt" style:font-size-complex="11pt"/>
    </style:style>
    <style:style style:name="P5" style:family="paragraph" style:parent-style-name="Standard">
      <style:text-properties style:font-name="Calibri2" fo:font-size="11pt" officeooo:paragraph-rsid="002733a2" style:font-size-asian="11pt" style:font-size-complex="11pt"/>
    </style:style>
    <style:style style:name="P6" style:family="paragraph" style:parent-style-name="Standard">
      <style:text-properties style:font-name="Calibri2" fo:font-size="11pt" officeooo:rsid="00a5c418" officeooo:paragraph-rsid="00a5c418" style:font-size-asian="11pt" style:font-size-complex="11pt"/>
    </style:style>
    <style:style style:name="P7" style:family="paragraph" style:parent-style-name="Standard">
      <style:text-properties style:font-name="Calibri2" fo:font-size="11pt" style:font-size-asian="11pt" style:font-name-complex="Calibri1" style:font-size-complex="11pt"/>
    </style:style>
    <style:style style:name="P8" style:family="paragraph" style:parent-style-name="Standard">
      <style:text-properties style:font-name="Calibri2" fo:font-size="11pt" fo:font-weight="bold" officeooo:rsid="00856773" officeooo:paragraph-rsid="008acf42" style:font-size-asian="9.60000038146973pt" style:font-weight-asian="bold" style:font-size-complex="11pt" style:font-weight-complex="bold"/>
    </style:style>
    <style:style style:name="P9" style:family="paragraph" style:parent-style-name="Standard">
      <style:text-properties style:font-name="Calibri2" fo:font-size="13pt" fo:font-weight="bold" style:font-size-asian="13pt" style:font-weight-asian="bold" style:font-size-complex="13pt" style:font-weight-complex="bold"/>
    </style:style>
    <style:style style:name="P10" style:family="paragraph" style:parent-style-name="Standard">
      <style:text-properties style:font-name="Calibri2" officeooo:rsid="008a5d43" officeooo:paragraph-rsid="00b03678"/>
    </style:style>
    <style:style style:name="P11" style:family="paragraph" style:parent-style-name="Standard">
      <style:text-properties officeooo:paragraph-rsid="001f42c3"/>
    </style:style>
    <style:style style:name="P12" style:family="paragraph" style:parent-style-name="Table_20_Contents">
      <style:paragraph-properties fo:text-align="start" style:justify-single-word="false"/>
      <style:text-properties style:font-name="Calibri2" fo:font-size="11pt" officeooo:rsid="001f42c3" officeooo:paragraph-rsid="001f42c3" style:font-size-asian="11pt" style:font-size-complex="11pt"/>
    </style:style>
    <style:style style:name="P13" style:family="paragraph" style:parent-style-name="Table_20_Contents">
      <style:paragraph-properties fo:text-align="start" style:justify-single-word="false"/>
      <style:text-properties style:font-name="Calibri2" fo:font-size="11pt" fo:font-weight="bold" officeooo:rsid="001f42c3" officeooo:paragraph-rsid="001f42c3" style:font-size-asian="11pt" style:font-weight-asian="bold" style:font-size-complex="11pt" style:font-weight-complex="bold"/>
    </style:style>
    <style:style style:name="P14"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2" fo:font-size="11pt" officeooo:paragraph-rsid="0061511b" style:font-size-asian="11pt" style:font-size-complex="11pt"/>
    </style:style>
    <style:style style:name="P15" style:family="paragraph" style:parent-style-name="Standard" style:master-page-name="">
      <loext:graphic-properties draw:fill="none"/>
      <style:paragraph-properties fo:margin-left="0cm" fo:margin-right="-0.6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2" fo:font-size="11pt" officeooo:paragraph-rsid="0074f7ab" style:font-size-asian="11pt" style:font-size-complex="11pt"/>
    </style:style>
    <style:style style:name="P16" style:family="paragraph" style:parent-style-name="List_20_Paragraph" style:list-style-name="WWNum1">
      <style:text-properties style:font-name="Calibri2" fo:font-size="11pt" style:font-size-asian="11pt" style:font-size-complex="11pt"/>
    </style:style>
    <style:style style:name="P17" style:family="paragraph" style:parent-style-name="Standard">
      <style:text-properties style:font-name="Calibri2" fo:font-size="13pt" fo:font-weight="bold" officeooo:rsid="00be8b1d" officeooo:paragraph-rsid="00ecc7fc" style:font-size-asian="13pt" style:font-weight-asian="bold" style:font-size-complex="13pt" style:font-weight-complex="bold"/>
    </style:style>
    <style:style style:name="P18" style:family="paragraph" style:parent-style-name="Standard">
      <style:text-properties officeooo:paragraph-rsid="00f5c74c"/>
    </style:style>
    <style:style style:name="P1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2" fo:font-size="11pt" style:font-size-asian="11pt" style:font-size-complex="11pt"/>
    </style:style>
    <style:style style:name="P20"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2"/>
    </style:style>
    <style:style style:name="T1" style:family="text">
      <style:text-properties fo:font-size="10pt" style:font-size-asian="10pt" style:font-size-complex="10pt"/>
    </style:style>
    <style:style style:name="T2" style:family="text">
      <style:text-properties style:font-name-complex="Calibri1"/>
    </style:style>
    <style:style style:name="T3" style:family="text">
      <style:text-properties officeooo:rsid="0006ff95" style:font-name-complex="Calibri1"/>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1"/>
    </style:style>
    <style:style style:name="T6" style:family="text">
      <style:text-properties style:text-underline-style="solid" style:text-underline-width="auto" style:text-underline-color="font-color" fo:background-color="#ffff00" loext:char-shading-value="0"/>
    </style:style>
    <style:style style:name="T7" style:family="text">
      <style:text-properties style:text-underline-style="solid" style:text-underline-width="auto" style:text-underline-color="font-color" officeooo:rsid="00ae9fb7"/>
    </style:style>
    <style:style style:name="T8" style:family="text">
      <style:text-properties style:text-underline-style="solid" style:text-underline-width="auto" style:text-underline-color="font-color" officeooo:rsid="00b03678"/>
    </style:style>
    <style:style style:name="T9" style:family="text">
      <style:text-properties fo:font-size="11pt" style:font-size-asian="11pt" style:font-name-complex="Calibri1" style:font-size-complex="11pt"/>
    </style:style>
    <style:style style:name="T10" style:family="text">
      <style:text-properties fo:font-size="11pt" officeooo:rsid="00059eb2" style:font-size-asian="11pt" style:font-name-complex="Calibri1" style:font-size-complex="11pt"/>
    </style:style>
    <style:style style:name="T11" style:family="text">
      <style:text-properties fo:font-size="11pt" officeooo:rsid="00c47aa3" style:font-size-asian="9.60000038146973pt" style:font-size-complex="11pt"/>
    </style:style>
    <style:style style:name="T12" style:family="text">
      <style:text-properties fo:font-size="11pt" officeooo:rsid="00ca37a7" style:font-size-asian="9.60000038146973pt" style:font-size-complex="11pt"/>
    </style:style>
    <style:style style:name="T13" style:family="text">
      <style:text-properties fo:font-size="11pt" officeooo:rsid="00f033dc" style:font-size-asian="9.60000038146973pt" style:font-size-complex="11pt"/>
    </style:style>
    <style:style style:name="T14" style:family="text">
      <style:text-properties fo:font-size="11pt" fo:font-weight="normal" style:font-size-asian="9.60000038146973pt" style:font-weight-asian="normal" style:font-size-complex="11pt" style:font-weight-complex="normal"/>
    </style:style>
    <style:style style:name="T15" style:family="text">
      <style:text-properties fo:font-size="11pt" fo:font-weight="normal" officeooo:rsid="00bed494" style:font-size-asian="9.60000038146973pt" style:font-weight-asian="normal" style:font-size-complex="11pt" style:font-weight-complex="normal"/>
    </style:style>
    <style:style style:name="T16" style:family="text">
      <style:text-properties fo:font-size="11pt" fo:font-weight="normal" officeooo:rsid="00bedc00" style:font-size-asian="9.60000038146973pt" style:font-weight-asian="normal" style:font-size-complex="11pt" style:font-weight-complex="normal"/>
    </style:style>
    <style:style style:name="T17" style:family="text">
      <style:text-properties fo:font-size="11pt" fo:font-weight="normal" officeooo:rsid="00c0ba8f" style:font-size-asian="9.60000038146973pt" style:font-weight-asian="normal" style:font-size-complex="11pt" style:font-weight-complex="normal"/>
    </style:style>
    <style:style style:name="T18" style:family="text">
      <style:text-properties fo:font-size="11pt" fo:font-weight="normal" officeooo:rsid="00c1510c" style:font-size-asian="9.60000038146973pt" style:font-weight-asian="normal" style:font-size-complex="11pt" style:font-weight-complex="normal"/>
    </style:style>
    <style:style style:name="T19" style:family="text">
      <style:text-properties fo:font-size="11pt" fo:font-weight="normal" officeooo:rsid="00c1bb52" style:font-size-asian="9.60000038146973pt" style:font-weight-asian="normal" style:font-size-complex="11pt" style:font-weight-complex="normal"/>
    </style:style>
    <style:style style:name="T20" style:family="text">
      <style:text-properties fo:font-size="11pt" fo:font-weight="normal" officeooo:rsid="00c1f174" style:font-size-asian="9.60000038146973pt" style:font-weight-asian="normal" style:font-size-complex="11pt" style:font-weight-complex="normal"/>
    </style:style>
    <style:style style:name="T21" style:family="text">
      <style:text-properties fo:font-size="11pt" fo:font-weight="normal" officeooo:rsid="00c324ba" style:font-size-asian="9.60000038146973pt" style:font-weight-asian="normal" style:font-size-complex="11pt" style:font-weight-complex="normal"/>
    </style:style>
    <style:style style:name="T22" style:family="text">
      <style:text-properties fo:font-size="11pt" fo:font-weight="normal" officeooo:rsid="00c327cb" style:font-size-asian="9.60000038146973pt" style:font-weight-asian="normal" style:font-size-complex="11pt" style:font-weight-complex="normal"/>
    </style:style>
    <style:style style:name="T23" style:family="text">
      <style:text-properties fo:font-size="11pt" fo:font-weight="normal" officeooo:rsid="00c41f3f" style:font-size-asian="9.60000038146973pt" style:font-weight-asian="normal" style:font-size-complex="11pt" style:font-weight-complex="normal"/>
    </style:style>
    <style:style style:name="T24" style:family="text">
      <style:text-properties fo:font-size="11pt" fo:font-weight="normal" officeooo:rsid="00c47aa3" style:font-size-asian="9.60000038146973pt" style:font-weight-asian="normal" style:font-size-complex="11pt" style:font-weight-complex="normal"/>
    </style:style>
    <style:style style:name="T25" style:family="text">
      <style:text-properties fo:font-size="11pt" fo:font-weight="normal" officeooo:rsid="00c5e8bf" style:font-size-asian="9.60000038146973pt" style:font-weight-asian="normal" style:font-size-complex="11pt" style:font-weight-complex="normal"/>
    </style:style>
    <style:style style:name="T26" style:family="text">
      <style:text-properties fo:font-size="11pt" fo:font-weight="normal" officeooo:rsid="00c74422" style:font-size-asian="9.60000038146973pt" style:font-weight-asian="normal" style:font-size-complex="11pt" style:font-weight-complex="normal"/>
    </style:style>
    <style:style style:name="T27" style:family="text">
      <style:text-properties fo:font-size="11pt" fo:font-weight="normal" officeooo:rsid="00c84cf4" style:font-size-asian="9.60000038146973pt" style:font-weight-asian="normal" style:font-size-complex="11pt" style:font-weight-complex="normal"/>
    </style:style>
    <style:style style:name="T28" style:family="text">
      <style:text-properties fo:font-size="11pt" fo:font-weight="normal" officeooo:rsid="00c886ca" style:font-size-asian="9.60000038146973pt" style:font-weight-asian="normal" style:font-size-complex="11pt" style:font-weight-complex="normal"/>
    </style:style>
    <style:style style:name="T29" style:family="text">
      <style:text-properties fo:font-size="11pt" fo:font-weight="normal" officeooo:rsid="00ca37a7" style:font-size-asian="9.60000038146973pt" style:font-weight-asian="normal" style:font-size-complex="11pt" style:font-weight-complex="normal"/>
    </style:style>
    <style:style style:name="T30" style:family="text">
      <style:text-properties fo:font-size="11pt" fo:font-weight="normal" officeooo:rsid="00cc20a5" style:font-size-asian="9.60000038146973pt" style:font-weight-asian="normal" style:font-size-complex="11pt" style:font-weight-complex="normal"/>
    </style:style>
    <style:style style:name="T31" style:family="text">
      <style:text-properties fo:font-size="11pt" fo:font-weight="normal" officeooo:rsid="00ce111d" style:font-size-asian="9.60000038146973pt" style:font-weight-asian="normal" style:font-size-complex="11pt" style:font-weight-complex="normal"/>
    </style:style>
    <style:style style:name="T32" style:family="text">
      <style:text-properties fo:font-size="11pt" fo:font-weight="normal" officeooo:rsid="00ce49da" style:font-size-asian="9.60000038146973pt" style:font-weight-asian="normal" style:font-size-complex="11pt" style:font-weight-complex="normal"/>
    </style:style>
    <style:style style:name="T33" style:family="text">
      <style:text-properties fo:font-size="11pt" fo:font-weight="normal" officeooo:rsid="00ce6ba9" style:font-size-asian="9.60000038146973pt" style:font-weight-asian="normal" style:font-size-complex="11pt" style:font-weight-complex="normal"/>
    </style:style>
    <style:style style:name="T34" style:family="text">
      <style:text-properties fo:font-size="11pt" fo:font-weight="normal" officeooo:rsid="00cf7ad7" style:font-size-asian="9.60000038146973pt" style:font-weight-asian="normal" style:font-size-complex="11pt" style:font-weight-complex="normal"/>
    </style:style>
    <style:style style:name="T35" style:family="text">
      <style:text-properties fo:font-size="11pt" fo:font-weight="normal" officeooo:rsid="00d1467c" style:font-size-asian="9.60000038146973pt" style:font-weight-asian="normal" style:font-size-complex="11pt" style:font-weight-complex="normal"/>
    </style:style>
    <style:style style:name="T36" style:family="text">
      <style:text-properties fo:font-size="11pt" fo:font-weight="normal" officeooo:rsid="00d26eda" style:font-size-asian="9.60000038146973pt" style:font-weight-asian="normal" style:font-size-complex="11pt" style:font-weight-complex="normal"/>
    </style:style>
    <style:style style:name="T37" style:family="text">
      <style:text-properties fo:font-size="11pt" fo:font-weight="normal" officeooo:rsid="00d28af5" style:font-size-asian="9.60000038146973pt" style:font-weight-asian="normal" style:font-size-complex="11pt" style:font-weight-complex="normal"/>
    </style:style>
    <style:style style:name="T38" style:family="text">
      <style:text-properties fo:font-size="11pt" fo:font-weight="normal" officeooo:rsid="00d3470c" style:font-size-asian="9.60000038146973pt" style:font-weight-asian="normal" style:font-size-complex="11pt" style:font-weight-complex="normal"/>
    </style:style>
    <style:style style:name="T39" style:family="text">
      <style:text-properties fo:font-size="11pt" fo:font-weight="normal" officeooo:rsid="00d4c25a" style:font-size-asian="9.60000038146973pt" style:font-weight-asian="normal" style:font-size-complex="11pt" style:font-weight-complex="normal"/>
    </style:style>
    <style:style style:name="T40" style:family="text">
      <style:text-properties fo:font-size="11pt" fo:font-weight="normal" officeooo:rsid="00d5b7ab" style:font-size-asian="9.60000038146973pt" style:font-weight-asian="normal" style:font-size-complex="11pt" style:font-weight-complex="normal"/>
    </style:style>
    <style:style style:name="T41" style:family="text">
      <style:text-properties fo:font-size="11pt" fo:font-weight="normal" officeooo:rsid="00d61814" style:font-size-asian="9.60000038146973pt" style:font-weight-asian="normal" style:font-size-complex="11pt" style:font-weight-complex="normal"/>
    </style:style>
    <style:style style:name="T42" style:family="text">
      <style:text-properties fo:font-size="11pt" fo:font-weight="normal" officeooo:rsid="00d8bb3a" style:font-size-asian="9.60000038146973pt" style:font-weight-asian="normal" style:font-size-complex="11pt" style:font-weight-complex="normal"/>
    </style:style>
    <style:style style:name="T43" style:family="text">
      <style:text-properties fo:font-size="11pt" fo:font-weight="normal" officeooo:rsid="00d916b9" style:font-size-asian="9.60000038146973pt" style:font-weight-asian="normal" style:font-size-complex="11pt" style:font-weight-complex="normal"/>
    </style:style>
    <style:style style:name="T44" style:family="text">
      <style:text-properties fo:font-size="11pt" fo:font-weight="normal" officeooo:rsid="00d98f0a" style:font-size-asian="9.60000038146973pt" style:font-weight-asian="normal" style:font-size-complex="11pt" style:font-weight-complex="normal"/>
    </style:style>
    <style:style style:name="T45" style:family="text">
      <style:text-properties fo:font-size="11pt" fo:font-weight="normal" officeooo:rsid="00dadb24" style:font-size-asian="9.60000038146973pt" style:font-weight-asian="normal" style:font-size-complex="11pt" style:font-weight-complex="normal"/>
    </style:style>
    <style:style style:name="T46" style:family="text">
      <style:text-properties fo:font-size="11pt" fo:font-weight="normal" officeooo:rsid="00db723f" style:font-size-asian="9.60000038146973pt" style:font-weight-asian="normal" style:font-size-complex="11pt" style:font-weight-complex="normal"/>
    </style:style>
    <style:style style:name="T47" style:family="text">
      <style:text-properties fo:font-size="11pt" fo:font-weight="normal" officeooo:rsid="00dc6ab0" style:font-size-asian="9.60000038146973pt" style:font-weight-asian="normal" style:font-size-complex="11pt" style:font-weight-complex="normal"/>
    </style:style>
    <style:style style:name="T48" style:family="text">
      <style:text-properties fo:font-size="11pt" fo:font-weight="normal" officeooo:rsid="00dd4532" style:font-size-asian="9.60000038146973pt" style:font-weight-asian="normal" style:font-size-complex="11pt" style:font-weight-complex="normal"/>
    </style:style>
    <style:style style:name="T49" style:family="text">
      <style:text-properties fo:font-size="11pt" fo:font-weight="normal" officeooo:rsid="00df322d" style:font-size-asian="9.60000038146973pt" style:font-weight-asian="normal" style:font-size-complex="11pt" style:font-weight-complex="normal"/>
    </style:style>
    <style:style style:name="T50" style:family="text">
      <style:text-properties fo:font-size="11pt" fo:font-weight="normal" officeooo:rsid="00e01ba3" style:font-size-asian="9.60000038146973pt" style:font-weight-asian="normal" style:font-size-complex="11pt" style:font-weight-complex="normal"/>
    </style:style>
    <style:style style:name="T51" style:family="text">
      <style:text-properties fo:font-size="11pt" fo:font-weight="normal" officeooo:rsid="00e1ce74" style:font-size-asian="9.60000038146973pt" style:font-weight-asian="normal" style:font-size-complex="11pt" style:font-weight-complex="normal"/>
    </style:style>
    <style:style style:name="T52" style:family="text">
      <style:text-properties fo:font-size="11pt" fo:font-weight="normal" officeooo:rsid="00e3a5b2" style:font-size-asian="9.60000038146973pt" style:font-weight-asian="normal" style:font-size-complex="11pt" style:font-weight-complex="normal"/>
    </style:style>
    <style:style style:name="T53" style:family="text">
      <style:text-properties fo:font-size="11pt" fo:font-weight="normal" officeooo:rsid="00e3c1da" style:font-size-asian="9.60000038146973pt" style:font-weight-asian="normal" style:font-size-complex="11pt" style:font-weight-complex="normal"/>
    </style:style>
    <style:style style:name="T54" style:family="text">
      <style:text-properties fo:font-size="11pt" fo:font-weight="normal" officeooo:rsid="00e494b0" style:font-size-asian="9.60000038146973pt" style:font-weight-asian="normal" style:font-size-complex="11pt" style:font-weight-complex="normal"/>
    </style:style>
    <style:style style:name="T55" style:family="text">
      <style:text-properties fo:font-size="11pt" fo:font-weight="normal" officeooo:rsid="00e4d35d" style:font-size-asian="9.60000038146973pt" style:font-weight-asian="normal" style:font-size-complex="11pt" style:font-weight-complex="normal"/>
    </style:style>
    <style:style style:name="T56" style:family="text">
      <style:text-properties fo:font-size="11pt" fo:font-weight="normal" officeooo:rsid="00e68d52" style:font-size-asian="9.60000038146973pt" style:font-weight-asian="normal" style:font-size-complex="11pt" style:font-weight-complex="normal"/>
    </style:style>
    <style:style style:name="T57" style:family="text">
      <style:text-properties fo:font-size="11pt" fo:font-weight="normal" officeooo:rsid="00e7c3ad" style:font-size-asian="9.60000038146973pt" style:font-weight-asian="normal" style:font-size-complex="11pt" style:font-weight-complex="normal"/>
    </style:style>
    <style:style style:name="T58" style:family="text">
      <style:text-properties fo:font-size="11pt" fo:font-weight="normal" officeooo:rsid="00e7dbb0" style:font-size-asian="9.60000038146973pt" style:font-weight-asian="normal" style:font-size-complex="11pt" style:font-weight-complex="normal"/>
    </style:style>
    <style:style style:name="T59" style:family="text">
      <style:text-properties fo:font-size="11pt" fo:font-weight="normal" officeooo:rsid="00e7ddb5" style:font-size-asian="9.60000038146973pt" style:font-weight-asian="normal" style:font-size-complex="11pt" style:font-weight-complex="normal"/>
    </style:style>
    <style:style style:name="T60" style:family="text">
      <style:text-properties fo:font-size="11pt" fo:font-weight="normal" officeooo:rsid="00eba74e" style:font-size-asian="9.60000038146973pt" style:font-weight-asian="normal" style:font-size-complex="11pt" style:font-weight-complex="normal"/>
    </style:style>
    <style:style style:name="T61" style:family="text">
      <style:text-properties fo:font-size="11pt" fo:font-weight="normal" officeooo:rsid="00ebddbf" style:font-size-asian="9.60000038146973pt" style:font-weight-asian="normal" style:font-size-complex="11pt" style:font-weight-complex="normal"/>
    </style:style>
    <style:style style:name="T62" style:family="text">
      <style:text-properties fo:font-size="11pt" fo:font-weight="normal" officeooo:rsid="00f033dc" style:font-size-asian="9.60000038146973pt" style:font-weight-asian="normal" style:font-size-complex="11pt" style:font-weight-complex="normal"/>
    </style:style>
    <style:style style:name="T63" style:family="text">
      <style:text-properties fo:font-size="11pt" fo:font-weight="normal" officeooo:rsid="00f20fce" style:font-size-asian="9.60000038146973pt" style:font-weight-asian="normal" style:font-size-complex="11pt" style:font-weight-complex="normal"/>
    </style:style>
    <style:style style:name="T64" style:family="text">
      <style:text-properties fo:font-size="11pt" fo:font-weight="normal" officeooo:rsid="00f394cd" style:font-size-asian="9.60000038146973pt" style:font-weight-asian="normal" style:font-size-complex="11pt" style:font-weight-complex="normal"/>
    </style:style>
    <style:style style:name="T65" style:family="text">
      <style:text-properties fo:font-size="11pt" fo:font-weight="normal" officeooo:rsid="00f4716d" style:font-size-asian="9.60000038146973pt" style:font-weight-asian="normal" style:font-size-complex="11pt" style:font-weight-complex="normal"/>
    </style:style>
    <style:style style:name="T66" style:family="text">
      <style:text-properties fo:font-size="11pt" fo:font-weight="normal" officeooo:rsid="00f5c74c" style:font-size-asian="9.60000038146973pt" style:font-weight-asian="normal" style:font-size-complex="11pt" style:font-weight-complex="normal"/>
    </style:style>
    <style:style style:name="T67"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68"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69"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70"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71" style:family="text">
      <style:text-properties fo:font-size="11pt" fo:font-style="italic" fo:font-weight="normal" officeooo:rsid="00ebddbf" style:font-size-asian="9.60000038146973pt" style:font-style-asian="italic" style:font-weight-asian="normal" style:font-size-complex="11pt" style:font-style-complex="italic" style:font-weight-complex="normal"/>
    </style:style>
    <style:style style:name="T72" style:family="text">
      <style:text-properties fo:font-size="11pt" fo:font-style="italic" fo:font-weight="normal" officeooo:rsid="00ec117b" style:font-size-asian="9.60000038146973pt" style:font-style-asian="italic" style:font-weight-asian="normal" style:font-size-complex="11pt" style:font-style-complex="italic" style:font-weight-complex="normal"/>
    </style:style>
    <style:style style:name="T73" style:family="text">
      <style:text-properties fo:font-size="11pt" fo:font-style="italic" officeooo:rsid="00c1bb52" style:font-size-asian="9.60000038146973pt" style:font-style-asian="italic" style:font-size-complex="11pt" style:font-style-complex="italic"/>
    </style:style>
    <style:style style:name="T74"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75" style:family="text">
      <style:text-properties fo:font-size="11pt" fo:font-style="normal" fo:font-weight="normal" officeooo:rsid="00ebddbf" style:font-size-asian="9.60000038146973pt" style:font-style-asian="normal" style:font-weight-asian="normal" style:font-size-complex="11pt" style:font-style-complex="normal" style:font-weight-complex="normal"/>
    </style:style>
    <style:style style:name="T76" style:family="text">
      <style:text-properties fo:font-size="11pt" fo:font-style="normal" fo:font-weight="normal" officeooo:rsid="00ec117b" style:font-size-asian="9.60000038146973pt" style:font-style-asian="normal" style:font-weight-asian="normal" style:font-size-complex="11pt" style:font-style-complex="normal" style:font-weight-complex="normal"/>
    </style:style>
    <style:style style:name="T77" style:family="text">
      <style:text-properties fo:font-size="11pt" fo:font-style="normal" fo:font-weight="normal" officeooo:rsid="00ecc7fc" style:font-size-asian="9.60000038146973pt" style:font-style-asian="normal" style:font-weight-asian="normal" style:font-size-complex="11pt" style:font-style-complex="normal" style:font-weight-complex="normal"/>
    </style:style>
    <style:style style:name="T78" style:family="text">
      <style:text-properties fo:font-size="11pt" fo:font-style="normal" fo:font-weight="normal" officeooo:rsid="00ece8e3" style:font-size-asian="9.60000038146973pt" style:font-style-asian="normal" style:font-weight-asian="normal" style:font-size-complex="11pt" style:font-style-complex="normal" style:font-weight-complex="normal"/>
    </style:style>
    <style:style style:name="T79" style:family="text">
      <style:text-properties fo:font-size="11pt" fo:font-style="normal" fo:font-weight="normal" officeooo:rsid="00eeacd9" style:font-size-asian="9.60000038146973pt" style:font-style-asian="normal" style:font-weight-asian="normal" style:font-size-complex="11pt" style:font-style-complex="normal" style:font-weight-complex="normal"/>
    </style:style>
    <style:style style:name="T80" style:family="text">
      <style:text-properties fo:font-style="italic" style:font-style-asian="italic" style:font-style-complex="italic"/>
    </style:style>
    <style:style style:name="T81" style:family="text">
      <style:text-properties fo:font-style="italic" officeooo:rsid="001af9dd" style:font-style-asian="italic" style:font-style-complex="italic"/>
    </style:style>
    <style:style style:name="T82" style:family="text">
      <style:text-properties fo:font-style="italic" officeooo:rsid="001b8dd4" style:font-style-asian="italic" style:font-style-complex="italic"/>
    </style:style>
    <style:style style:name="T83" style:family="text">
      <style:text-properties fo:font-style="italic" officeooo:rsid="001e894a"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weight="bold" style:font-weight-asian="bold" style:font-weight-complex="bold"/>
    </style:style>
    <style:style style:name="T86" style:family="text">
      <style:text-properties fo:font-weight="bold" officeooo:rsid="0068fc51" style:font-weight-asian="bold" style:font-weight-complex="bold"/>
    </style:style>
    <style:style style:name="T87" style:family="text">
      <style:text-properties fo:font-weight="bold" officeooo:rsid="0077141f" style:font-weight-asian="bold" style:font-weight-complex="bold"/>
    </style:style>
    <style:style style:name="T88" style:family="text">
      <style:text-properties fo:font-weight="bold" officeooo:rsid="00bae80d" style:font-weight-asian="bold" style:font-weight-complex="bold"/>
    </style:style>
    <style:style style:name="T89" style:family="text">
      <style:text-properties style:font-name-asian="Wingdings" style:font-name-complex="Wingdings"/>
    </style:style>
    <style:style style:name="T90" style:family="text">
      <style:text-properties fo:font-size="13pt" style:font-size-asian="13pt" style:font-size-complex="13pt"/>
    </style:style>
    <style:style style:name="T91" style:family="text">
      <style:text-properties fo:font-size="13pt" fo:font-weight="bold" style:font-size-asian="13pt" style:font-weight-asian="bold" style:font-size-complex="13pt" style:font-weight-complex="bold"/>
    </style:style>
    <style:style style:name="T92" style:family="text">
      <style:text-properties fo:font-size="13pt" fo:font-weight="bold" officeooo:rsid="0044fcac" style:font-size-asian="13pt" style:font-weight-asian="bold" style:font-size-complex="13pt" style:font-weight-complex="bold"/>
    </style:style>
    <style:style style:name="T93" style:family="text">
      <style:text-properties style:text-position="sub 58%"/>
    </style:style>
    <style:style style:name="T94" style:family="text">
      <style:text-properties style:text-position="sub 58%" fo:font-size="11pt" style:font-size-asian="11pt" style:font-name-complex="Calibri1" style:font-size-complex="11pt"/>
    </style:style>
    <style:style style:name="T95" style:family="text">
      <style:text-properties style:text-position="sub 58%" officeooo:rsid="00094815"/>
    </style:style>
    <style:style style:name="T96" style:family="text">
      <style:text-properties style:text-position="sub 58%" fo:font-size="13pt"/>
    </style:style>
    <style:style style:name="T97" style:family="text">
      <style:text-properties style:text-position="sub 58%" officeooo:rsid="000e5a85"/>
    </style:style>
    <style:style style:name="T98" style:family="text">
      <style:text-properties style:text-position="sub 58%" fo:font-size="14pt" style:font-size-asian="14pt" style:font-size-complex="14pt"/>
    </style:style>
    <style:style style:name="T99" style:family="text">
      <style:text-properties style:text-position="sub 58%" fo:font-size="14pt" officeooo:rsid="0058370e" style:font-size-asian="14pt" style:font-size-complex="14pt"/>
    </style:style>
    <style:style style:name="T100" style:family="text">
      <style:text-properties style:text-position="sub 58%" officeooo:rsid="00127763"/>
    </style:style>
    <style:style style:name="T101" style:family="text">
      <style:text-properties style:text-position="sub 58%" officeooo:rsid="0014bc29"/>
    </style:style>
    <style:style style:name="T102" style:family="text">
      <style:text-properties style:text-position="sub 58%" officeooo:rsid="0014f97d"/>
    </style:style>
    <style:style style:name="T103" style:family="text">
      <style:text-properties style:text-position="sub 58%" officeooo:rsid="0016e198"/>
    </style:style>
    <style:style style:name="T104" style:family="text">
      <style:text-properties style:text-position="sub 58%" officeooo:rsid="00308705"/>
    </style:style>
    <style:style style:name="T105" style:family="text">
      <style:text-properties style:text-position="sub 58%" officeooo:rsid="00417088"/>
    </style:style>
    <style:style style:name="T106" style:family="text">
      <style:text-properties style:text-position="sub 58%" officeooo:rsid="0042d436"/>
    </style:style>
    <style:style style:name="T107" style:family="text">
      <style:text-properties style:text-position="sub 58%" fo:font-weight="normal" officeooo:rsid="00476a35" style:font-size-asian="9.60000038146973pt" style:font-weight-asian="normal" style:font-weight-complex="normal"/>
    </style:style>
    <style:style style:name="T108" style:family="text">
      <style:text-properties style:text-position="sub 58%" officeooo:rsid="00684a6f"/>
    </style:style>
    <style:style style:name="T109" style:family="text">
      <style:text-properties style:text-position="sub 58%" officeooo:rsid="006ccdac"/>
    </style:style>
    <style:style style:name="T110" style:family="text">
      <style:text-properties style:text-position="sub 58%" officeooo:rsid="00994063"/>
    </style:style>
    <style:style style:name="T111" style:family="text">
      <style:text-properties style:text-position="sub 58%" officeooo:rsid="00a11fb8"/>
    </style:style>
    <style:style style:name="T112" style:family="text">
      <style:text-properties style:text-position="sub 58%" officeooo:rsid="00a3d6d2"/>
    </style:style>
    <style:style style:name="T113" style:family="text">
      <style:text-properties officeooo:rsid="00077319"/>
    </style:style>
    <style:style style:name="T114" style:family="text">
      <style:text-properties officeooo:rsid="000779fb"/>
    </style:style>
    <style:style style:name="T115" style:family="text">
      <style:text-properties officeooo:rsid="00094815"/>
    </style:style>
    <style:style style:name="T116" style:family="text">
      <style:text-properties style:font-name="Calibri2" fo:font-size="11pt" style:font-size-asian="11pt" style:font-size-complex="11pt"/>
    </style:style>
    <style:style style:name="T117" style:family="text">
      <style:text-properties style:font-name="Calibri2" fo:font-size="11pt" officeooo:rsid="001f42c3" style:font-size-asian="11pt" style:font-size-complex="11pt"/>
    </style:style>
    <style:style style:name="T118" style:family="text">
      <style:text-properties style:font-name="Calibri2" fo:font-size="11pt" officeooo:rsid="001fd123" style:font-size-asian="11pt" style:font-size-complex="11pt"/>
    </style:style>
    <style:style style:name="T119" style:family="text">
      <style:text-properties style:font-name="Calibri2" fo:font-size="11pt" officeooo:rsid="00209c2a" style:font-size-asian="11pt" style:font-size-complex="11pt"/>
    </style:style>
    <style:style style:name="T120" style:family="text">
      <style:text-properties style:font-name="Calibri2" fo:font-size="11pt" officeooo:rsid="00226c5b" style:font-size-asian="11pt" style:font-size-complex="11pt"/>
    </style:style>
    <style:style style:name="T121" style:family="text">
      <style:text-properties style:font-name="Calibri2" fo:font-size="11pt" fo:font-weight="normal" officeooo:rsid="00e7ddb5" style:font-size-asian="9.60000038146973pt" style:font-weight-asian="normal" style:font-size-complex="11pt" style:font-weight-complex="normal"/>
    </style:style>
    <style:style style:name="T122" style:family="text">
      <style:text-properties style:font-name="Calibri2" fo:font-size="11pt" fo:font-weight="normal" officeooo:rsid="00e68d52" style:font-size-asian="9.60000038146973pt" style:font-weight-asian="normal" style:font-size-complex="11pt" style:font-weight-complex="normal"/>
    </style:style>
    <style:style style:name="T123" style:family="text">
      <style:text-properties style:font-name="Calibri2" fo:font-size="11pt" fo:font-weight="normal" officeooo:rsid="00eba74e" style:font-size-asian="9.60000038146973pt" style:font-weight-asian="normal" style:font-size-complex="11pt" style:font-weight-complex="normal"/>
    </style:style>
    <style:style style:name="T124" style:family="text">
      <style:text-properties style:font-name="Calibri2" fo:font-size="11pt" fo:font-weight="normal" officeooo:rsid="00ebddbf" style:font-size-asian="9.60000038146973pt" style:font-weight-asian="normal" style:font-size-complex="11pt" style:font-weight-complex="normal"/>
    </style:style>
    <style:style style:name="T125" style:family="text">
      <style:text-properties style:font-name="Calibri2" fo:font-size="11pt" fo:font-weight="normal" officeooo:rsid="00f033dc" style:font-size-asian="9.60000038146973pt" style:font-weight-asian="normal" style:font-size-complex="11pt" style:font-weight-complex="normal"/>
    </style:style>
    <style:style style:name="T126" style:family="text">
      <style:text-properties style:font-name="Calibri2" fo:font-size="11pt" fo:font-weight="normal" officeooo:rsid="00f20fce" style:font-size-asian="9.60000038146973pt" style:font-weight-asian="normal" style:font-size-complex="11pt" style:font-weight-complex="normal"/>
    </style:style>
    <style:style style:name="T127" style:family="text">
      <style:text-properties style:font-name="Calibri2" fo:font-size="11pt" fo:font-weight="normal" officeooo:rsid="00f394cd" style:font-size-asian="9.60000038146973pt" style:font-weight-asian="normal" style:font-size-complex="11pt" style:font-weight-complex="normal"/>
    </style:style>
    <style:style style:name="T128" style:family="text">
      <style:text-properties style:font-name="Calibri2" fo:font-size="11pt" fo:font-weight="normal" officeooo:rsid="00f4716d" style:font-size-asian="9.60000038146973pt" style:font-weight-asian="normal" style:font-size-complex="11pt" style:font-weight-complex="normal"/>
    </style:style>
    <style:style style:name="T129" style:family="text">
      <style:text-properties style:font-name="Calibri2" fo:font-size="11pt" fo:font-weight="normal" officeooo:rsid="00f5c74c" style:font-size-asian="9.60000038146973pt" style:font-weight-asian="normal" style:font-size-complex="11pt" style:font-weight-complex="normal"/>
    </style:style>
    <style:style style:name="T130" style:family="text">
      <style:text-properties style:font-name="Calibri2" fo:font-size="11pt" fo:font-weight="normal" officeooo:rsid="00db723f" style:font-size-asian="9.60000038146973pt" style:font-weight-asian="normal" style:font-size-complex="11pt" style:font-weight-complex="normal"/>
    </style:style>
    <style:style style:name="T131" style:family="text">
      <style:text-properties style:font-name="Calibri2" fo:font-size="11pt" fo:font-weight="normal" officeooo:rsid="00f60828" style:font-size-asian="9.60000038146973pt" style:font-weight-asian="normal" style:font-size-complex="11pt" style:font-weight-complex="normal"/>
    </style:style>
    <style:style style:name="T132" style:family="text">
      <style:text-properties style:font-name="Calibri2" fo:font-size="11pt" fo:font-style="italic" fo:font-weight="normal" officeooo:rsid="00ebddbf" style:font-size-asian="9.60000038146973pt" style:font-style-asian="italic" style:font-weight-asian="normal" style:font-size-complex="11pt" style:font-style-complex="italic" style:font-weight-complex="normal"/>
    </style:style>
    <style:style style:name="T133" style:family="text">
      <style:text-properties style:font-name="Calibri2" fo:font-size="11pt" fo:font-style="italic" fo:font-weight="normal" officeooo:rsid="00ec117b" style:font-size-asian="9.60000038146973pt" style:font-style-asian="italic" style:font-weight-asian="normal" style:font-size-complex="11pt" style:font-style-complex="italic" style:font-weight-complex="normal"/>
    </style:style>
    <style:style style:name="T134" style:family="text">
      <style:text-properties style:font-name="Calibri2" fo:font-size="11pt" fo:font-style="normal" fo:font-weight="normal" officeooo:rsid="00ec117b" style:font-size-asian="9.60000038146973pt" style:font-style-asian="normal" style:font-weight-asian="normal" style:font-size-complex="11pt" style:font-style-complex="normal" style:font-weight-complex="normal"/>
    </style:style>
    <style:style style:name="T135" style:family="text">
      <style:text-properties style:font-name="Calibri2" fo:font-size="11pt" fo:font-style="normal" fo:font-weight="normal" officeooo:rsid="00ebddbf" style:font-size-asian="9.60000038146973pt" style:font-style-asian="normal" style:font-weight-asian="normal" style:font-size-complex="11pt" style:font-style-complex="normal" style:font-weight-complex="normal"/>
    </style:style>
    <style:style style:name="T136" style:family="text">
      <style:text-properties style:font-name="Calibri2" fo:font-size="11pt" fo:font-style="normal" fo:font-weight="normal" officeooo:rsid="00ecc7fc" style:font-size-asian="9.60000038146973pt" style:font-style-asian="normal" style:font-weight-asian="normal" style:font-size-complex="11pt" style:font-style-complex="normal" style:font-weight-complex="normal"/>
    </style:style>
    <style:style style:name="T137" style:family="text">
      <style:text-properties style:font-name="Calibri2" fo:font-size="11pt" fo:font-style="normal" fo:font-weight="normal" officeooo:rsid="00ece8e3" style:font-size-asian="9.60000038146973pt" style:font-style-asian="normal" style:font-weight-asian="normal" style:font-size-complex="11pt" style:font-style-complex="normal" style:font-weight-complex="normal"/>
    </style:style>
    <style:style style:name="T138" style:family="text">
      <style:text-properties style:font-name="Calibri2" fo:font-size="11pt" fo:font-style="normal" fo:font-weight="normal" officeooo:rsid="00eeacd9" style:font-size-asian="9.60000038146973pt" style:font-style-asian="normal" style:font-weight-asian="normal" style:font-size-complex="11pt" style:font-style-complex="normal" style:font-weight-complex="normal"/>
    </style:style>
    <style:style style:name="T139" style:family="text">
      <style:text-properties style:font-name="Calibri2" fo:font-size="11pt" fo:font-weight="bold" officeooo:rsid="00f033dc" style:font-size-asian="9.60000038146973pt" style:font-weight-asian="bold" style:font-size-complex="11pt" style:font-weight-complex="bold"/>
    </style:style>
    <style:style style:name="T140" style:family="text">
      <style:text-properties style:font-name="Calibri2" fo:font-size="13pt" fo:font-weight="bold" officeooo:rsid="00f4716d" style:font-size-asian="13pt" style:font-weight-asian="bold" style:font-size-complex="13pt" style:font-weight-complex="bold"/>
    </style:style>
    <style:style style:name="T141" style:family="text">
      <style:text-properties officeooo:rsid="000a2156"/>
    </style:style>
    <style:style style:name="T142" style:family="text">
      <style:text-properties style:text-position="0% 100%" officeooo:rsid="00127763"/>
    </style:style>
    <style:style style:name="T143" style:family="text">
      <style:text-properties style:text-position="0% 100%" officeooo:rsid="0014bc29"/>
    </style:style>
    <style:style style:name="T144" style:family="text">
      <style:text-properties style:text-position="0% 100%" officeooo:rsid="0014f97d"/>
    </style:style>
    <style:style style:name="T145" style:family="text">
      <style:text-properties style:text-position="0% 100%" officeooo:rsid="0016e198"/>
    </style:style>
    <style:style style:name="T146" style:family="text">
      <style:text-properties style:text-position="0% 100%" officeooo:rsid="00308705"/>
    </style:style>
    <style:style style:name="T147" style:family="text">
      <style:text-properties style:text-position="0% 100%" officeooo:rsid="0031e609"/>
    </style:style>
    <style:style style:name="T148" style:family="text">
      <style:text-properties style:text-position="0% 100%" officeooo:rsid="0034bef8"/>
    </style:style>
    <style:style style:name="T149" style:family="text">
      <style:text-properties style:text-position="0% 100%" officeooo:rsid="0036a89e"/>
    </style:style>
    <style:style style:name="T150" style:family="text">
      <style:text-properties style:text-position="0% 100%" officeooo:rsid="003750aa"/>
    </style:style>
    <style:style style:name="T151" style:family="text">
      <style:text-properties style:text-position="0% 100%" officeooo:rsid="0037ee25"/>
    </style:style>
    <style:style style:name="T152" style:family="text">
      <style:text-properties style:text-position="0% 100%" officeooo:rsid="0038e3ce"/>
    </style:style>
    <style:style style:name="T153" style:family="text">
      <style:text-properties style:text-position="0% 100%" officeooo:rsid="0039a5f9"/>
    </style:style>
    <style:style style:name="T154" style:family="text">
      <style:text-properties style:text-position="0% 100%" officeooo:rsid="003b96ef"/>
    </style:style>
    <style:style style:name="T155" style:family="text">
      <style:text-properties style:text-position="0% 100%" officeooo:rsid="003d735a"/>
    </style:style>
    <style:style style:name="T156" style:family="text">
      <style:text-properties style:text-position="0% 100%" officeooo:rsid="003f6ded"/>
    </style:style>
    <style:style style:name="T157" style:family="text">
      <style:text-properties style:text-position="0% 100%" officeooo:rsid="003f99a8"/>
    </style:style>
    <style:style style:name="T158" style:family="text">
      <style:text-properties style:text-position="0% 100%" officeooo:rsid="003fbd15"/>
    </style:style>
    <style:style style:name="T159" style:family="text">
      <style:text-properties style:text-position="0% 100%" officeooo:rsid="00417088"/>
    </style:style>
    <style:style style:name="T160" style:family="text">
      <style:text-properties style:text-position="0% 100%" officeooo:rsid="0042d436"/>
    </style:style>
    <style:style style:name="T161" style:family="text">
      <style:text-properties style:text-position="0% 100%" officeooo:rsid="00448d13"/>
    </style:style>
    <style:style style:name="T162" style:family="text">
      <style:text-properties style:text-position="0% 100%" officeooo:rsid="0058370e"/>
    </style:style>
    <style:style style:name="T163" style:family="text">
      <style:text-properties style:text-position="0% 100%" officeooo:rsid="0059f8ff"/>
    </style:style>
    <style:style style:name="T164" style:family="text">
      <style:text-properties style:text-position="0% 100%" officeooo:rsid="005a9524"/>
    </style:style>
    <style:style style:name="T165" style:family="text">
      <style:text-properties style:text-position="0% 100%" officeooo:rsid="005c6d16"/>
    </style:style>
    <style:style style:name="T166" style:family="text">
      <style:text-properties style:text-position="0% 100%" fo:font-weight="bold" officeooo:rsid="0068fc51" style:font-weight-asian="bold" style:font-weight-complex="bold"/>
    </style:style>
    <style:style style:name="T167" style:family="text">
      <style:text-properties style:text-position="0% 100%" fo:font-weight="normal" officeooo:rsid="0068fc51" style:font-weight-asian="normal" style:font-weight-complex="normal"/>
    </style:style>
    <style:style style:name="T168" style:family="text">
      <style:text-properties style:text-position="0% 100%" fo:font-weight="normal" officeooo:rsid="00699ba9" style:font-weight-asian="normal" style:font-weight-complex="normal"/>
    </style:style>
    <style:style style:name="T169" style:family="text">
      <style:text-properties style:text-position="0% 100%" fo:font-weight="normal" officeooo:rsid="006a805d" style:font-weight-asian="normal" style:font-weight-complex="normal"/>
    </style:style>
    <style:style style:name="T170" style:family="text">
      <style:text-properties style:text-position="0% 100%" fo:font-weight="normal" officeooo:rsid="006bafad" style:font-weight-asian="normal" style:font-weight-complex="normal"/>
    </style:style>
    <style:style style:name="T171" style:family="text">
      <style:text-properties style:text-position="0% 100%" fo:font-weight="normal" officeooo:rsid="0086ef06" style:font-weight-asian="normal" style:font-weight-complex="normal"/>
    </style:style>
    <style:style style:name="T172" style:family="text">
      <style:text-properties style:text-position="0% 100%" fo:font-weight="normal" officeooo:rsid="0087636e" style:font-weight-asian="normal" style:font-weight-complex="normal"/>
    </style:style>
    <style:style style:name="T173" style:family="text">
      <style:text-properties style:text-position="0% 100%" fo:font-weight="normal" officeooo:rsid="008823e4" style:font-weight-asian="normal" style:font-weight-complex="normal"/>
    </style:style>
    <style:style style:name="T174" style:family="text">
      <style:text-properties style:text-position="0% 100%" fo:font-weight="normal" officeooo:rsid="00887208" style:font-weight-asian="normal" style:font-weight-complex="normal"/>
    </style:style>
    <style:style style:name="T175" style:family="text">
      <style:text-properties style:text-position="0% 100%" fo:font-weight="normal" officeooo:rsid="008a5082" style:font-weight-asian="normal" style:font-weight-complex="normal"/>
    </style:style>
    <style:style style:name="T176" style:family="text">
      <style:text-properties style:text-position="0% 100%" fo:font-weight="normal" officeooo:rsid="008a5d43" style:font-weight-asian="normal" style:font-weight-complex="normal"/>
    </style:style>
    <style:style style:name="T177" style:family="text">
      <style:text-properties style:text-position="0% 100%" officeooo:rsid="006ccdac"/>
    </style:style>
    <style:style style:name="T178" style:family="text">
      <style:text-properties style:text-position="0% 100%" officeooo:rsid="0087636e"/>
    </style:style>
    <style:style style:name="T179" style:family="text">
      <style:text-properties style:text-position="0% 100%" style:text-underline-style="solid" style:text-underline-width="auto" style:text-underline-color="font-color" fo:font-weight="normal" officeooo:rsid="008823e4" style:font-weight-asian="normal" style:font-weight-complex="normal"/>
    </style:style>
    <style:style style:name="T180" style:family="text">
      <style:text-properties style:text-position="0% 100%" style:text-underline-style="solid" style:text-underline-width="auto" style:text-underline-color="font-color" fo:font-weight="normal" officeooo:rsid="008a5d43" style:font-weight-asian="normal" style:font-weight-complex="normal"/>
    </style:style>
    <style:style style:name="T181" style:family="text">
      <style:text-properties style:text-position="0% 100%" style:text-underline-style="solid" style:text-underline-width="auto" style:text-underline-color="font-color" fo:font-weight="normal" officeooo:rsid="008acf42" style:font-weight-asian="normal" style:font-weight-complex="normal"/>
    </style:style>
    <style:style style:name="T182" style:family="text">
      <style:text-properties style:text-position="0% 100%" fo:font-style="italic" fo:font-weight="normal" officeooo:rsid="008a5d43" style:font-style-asian="italic" style:font-weight-asian="normal" style:font-style-complex="italic" style:font-weight-complex="normal"/>
    </style:style>
    <style:style style:name="T183" style:family="text">
      <style:text-properties style:text-position="0% 100%" fo:font-style="normal" fo:font-weight="normal" officeooo:rsid="008a5d43" style:font-style-asian="normal" style:font-weight-asian="normal" style:font-style-complex="normal" style:font-weight-complex="normal"/>
    </style:style>
    <style:style style:name="T184" style:family="text">
      <style:text-properties style:text-position="0% 100%" fo:font-style="normal" style:text-underline-style="solid" style:text-underline-width="auto" style:text-underline-color="font-color" fo:font-weight="normal" officeooo:rsid="008a5082" style:font-style-asian="normal" style:font-weight-asian="normal" style:font-style-complex="normal" style:font-weight-complex="normal"/>
    </style:style>
    <style:style style:name="T185" style:family="text">
      <style:text-properties style:text-position="0% 100%" style:text-underline-style="none" fo:font-weight="normal" officeooo:rsid="008acf42" style:font-weight-asian="normal" style:font-weight-complex="normal"/>
    </style:style>
    <style:style style:name="T186" style:family="text">
      <style:text-properties style:text-position="0% 100%" style:text-underline-style="none" fo:font-weight="normal" officeooo:rsid="008bb388" style:font-weight-asian="normal" style:font-weight-complex="normal"/>
    </style:style>
    <style:style style:name="T187" style:family="text">
      <style:text-properties style:text-position="0% 100%" style:text-underline-style="none" fo:font-weight="normal" officeooo:rsid="008eb29a" style:font-weight-asian="normal" style:font-weight-complex="normal"/>
    </style:style>
    <style:style style:name="T188" style:family="text">
      <style:text-properties style:text-position="0% 100%" officeooo:rsid="00994063"/>
    </style:style>
    <style:style style:name="T189" style:family="text">
      <style:text-properties style:text-position="0% 100%" officeooo:rsid="00a11fb8"/>
    </style:style>
    <style:style style:name="T190" style:family="text">
      <style:text-properties style:text-position="0% 100%" officeooo:rsid="00a3d6d2"/>
    </style:style>
    <style:style style:name="T191" style:family="text">
      <style:text-properties style:text-position="0% 100%" fo:font-size="11pt" fo:font-weight="normal" officeooo:rsid="00a90b5f" style:font-size-asian="9.60000038146973pt" style:font-weight-asian="normal" style:font-size-complex="11pt" style:font-weight-complex="normal"/>
    </style:style>
    <style:style style:name="T192" style:family="text">
      <style:text-properties style:text-position="0% 100%" fo:font-size="11pt" fo:font-weight="normal" officeooo:rsid="00a99262" style:font-size-asian="9.60000038146973pt" style:font-weight-asian="normal" style:font-size-complex="11pt" style:font-weight-complex="normal"/>
    </style:style>
    <style:style style:name="T193" style:family="text">
      <style:text-properties style:text-position="0% 100%" fo:font-size="11pt" fo:font-weight="normal" officeooo:rsid="00ab7b58" style:font-size-asian="9.60000038146973pt" style:font-weight-asian="normal" style:font-size-complex="11pt" style:font-weight-complex="normal"/>
    </style:style>
    <style:style style:name="T194" style:family="text">
      <style:text-properties style:text-position="0% 100%" fo:font-size="11pt" fo:font-style="normal" fo:font-weight="normal" officeooo:rsid="00eeacd9" style:font-size-asian="9.60000038146973pt" style:font-style-asian="normal" style:font-weight-asian="normal" style:font-size-complex="11pt" style:font-style-complex="normal" style:font-weight-complex="normal"/>
    </style:style>
    <style:style style:name="T195" style:family="text">
      <style:text-properties style:text-position="0% 100%" style:font-name="Calibri2" fo:font-size="11pt" fo:font-style="normal" fo:font-weight="normal" officeooo:rsid="00eeacd9" style:font-size-asian="9.60000038146973pt" style:font-style-asian="normal" style:font-weight-asian="normal" style:font-size-complex="11pt" style:font-style-complex="normal" style:font-weight-complex="normal"/>
    </style:style>
    <style:style style:name="T196" style:family="text">
      <style:text-properties officeooo:rsid="000cf140"/>
    </style:style>
    <style:style style:name="T197" style:family="text">
      <style:text-properties officeooo:rsid="000e00f7"/>
    </style:style>
    <style:style style:name="T198" style:family="text">
      <style:text-properties officeooo:rsid="000e5a85"/>
    </style:style>
    <style:style style:name="T199" style:family="text">
      <style:text-properties officeooo:rsid="000fcca3"/>
    </style:style>
    <style:style style:name="T200" style:family="text">
      <style:text-properties officeooo:rsid="0010e55a"/>
    </style:style>
    <style:style style:name="T201" style:family="text">
      <style:text-properties officeooo:rsid="00127763"/>
    </style:style>
    <style:style style:name="T202" style:family="text">
      <style:text-properties fo:font-style="normal" style:text-underline-style="solid" style:text-underline-width="auto" style:text-underline-color="font-color" style:font-style-asian="normal" style:font-style-complex="normal"/>
    </style:style>
    <style:style style:name="T203" style:family="text">
      <style:text-properties fo:font-style="normal" fo:font-weight="normal" officeooo:rsid="004c9c2e" style:font-size-asian="9.60000038146973pt" style:font-style-asian="normal" style:font-weight-asian="normal" style:font-style-complex="normal" style:font-weight-complex="normal"/>
    </style:style>
    <style:style style:name="T204" style:family="text">
      <style:text-properties fo:font-style="normal" officeooo:rsid="006f3654" style:font-style-asian="normal" style:font-style-complex="normal"/>
    </style:style>
    <style:style style:name="T205" style:family="text">
      <style:text-properties fo:font-style="normal" officeooo:rsid="00701448" style:font-style-asian="normal" style:font-style-complex="normal"/>
    </style:style>
    <style:style style:name="T206" style:family="text">
      <style:text-properties fo:font-style="normal" officeooo:rsid="007151ac" style:font-style-asian="normal" style:font-style-complex="normal"/>
    </style:style>
    <style:style style:name="T207" style:family="text">
      <style:text-properties fo:font-style="normal" officeooo:rsid="0071ccec" style:font-style-asian="normal" style:font-style-complex="normal"/>
    </style:style>
    <style:style style:name="T208" style:family="text">
      <style:text-properties fo:font-style="normal" officeooo:rsid="00738c46" style:font-style-asian="normal" style:font-style-complex="normal"/>
    </style:style>
    <style:style style:name="T209" style:family="text">
      <style:text-properties fo:font-style="normal" officeooo:rsid="0073b583" style:font-style-asian="normal" style:font-style-complex="normal"/>
    </style:style>
    <style:style style:name="T210" style:family="text">
      <style:text-properties fo:font-style="normal" officeooo:rsid="0074f7ab" style:font-style-asian="normal" style:font-style-complex="normal"/>
    </style:style>
    <style:style style:name="T211" style:family="text">
      <style:text-properties fo:font-style="normal" fo:font-weight="bold" officeooo:rsid="00b2739b" style:font-style-asian="normal" style:font-weight-asian="bold" style:font-style-complex="normal" style:font-weight-complex="bold"/>
    </style:style>
    <style:style style:name="T212" style:family="text">
      <style:text-properties officeooo:rsid="00134884"/>
    </style:style>
    <style:style style:name="T213" style:family="text">
      <style:text-properties officeooo:rsid="0014291f"/>
    </style:style>
    <style:style style:name="T214" style:family="text">
      <style:text-properties officeooo:rsid="0014bc29"/>
    </style:style>
    <style:style style:name="T215" style:family="text">
      <style:text-properties officeooo:rsid="0014f97d"/>
    </style:style>
    <style:style style:name="T216" style:family="text">
      <style:text-properties officeooo:rsid="0016e198"/>
    </style:style>
    <style:style style:name="T217" style:family="text">
      <style:text-properties officeooo:rsid="00192463"/>
    </style:style>
    <style:style style:name="T218" style:family="text">
      <style:text-properties fo:font-size="12pt" style:font-size-asian="12pt" style:font-size-complex="12pt"/>
    </style:style>
    <style:style style:name="T219" style:family="text">
      <style:text-properties fo:font-size="12pt" officeooo:rsid="000e5a85" style:font-size-asian="12pt" style:font-size-complex="12pt"/>
    </style:style>
    <style:style style:name="T220" style:family="text">
      <style:text-properties officeooo:rsid="001d77ad"/>
    </style:style>
    <style:style style:name="T221" style:family="text">
      <style:text-properties officeooo:rsid="001ee4e8"/>
    </style:style>
    <style:style style:name="T222" style:family="text">
      <style:text-properties officeooo:rsid="001eff7d"/>
    </style:style>
    <style:style style:name="T223" style:family="text">
      <style:text-properties officeooo:rsid="00226c5b"/>
    </style:style>
    <style:style style:name="T224" style:family="text">
      <style:text-properties officeooo:rsid="002421c0"/>
    </style:style>
    <style:style style:name="T225" style:family="text">
      <style:text-properties officeooo:rsid="00259b05"/>
    </style:style>
    <style:style style:name="T226" style:family="text">
      <style:text-properties officeooo:rsid="0025db84"/>
    </style:style>
    <style:style style:name="T227" style:family="text">
      <style:text-properties officeooo:rsid="002733a2"/>
    </style:style>
    <style:style style:name="T228" style:family="text">
      <style:text-properties officeooo:rsid="00287b12"/>
    </style:style>
    <style:style style:name="T229" style:family="text">
      <style:text-properties officeooo:rsid="002cb49d"/>
    </style:style>
    <style:style style:name="T230" style:family="text">
      <style:text-properties officeooo:rsid="002f3531"/>
    </style:style>
    <style:style style:name="T231" style:family="text">
      <style:text-properties officeooo:rsid="00308705"/>
    </style:style>
    <style:style style:name="T232" style:family="text">
      <style:text-properties officeooo:rsid="00417088"/>
    </style:style>
    <style:style style:name="T233" style:family="text">
      <style:text-properties fo:font-weight="normal" officeooo:rsid="00476a35" style:font-size-asian="9.60000038146973pt" style:font-weight-asian="normal" style:font-weight-complex="normal"/>
    </style:style>
    <style:style style:name="T234" style:family="text">
      <style:text-properties fo:font-weight="normal" officeooo:rsid="00477cf7" style:font-size-asian="9.60000038146973pt" style:font-weight-asian="normal" style:font-weight-complex="normal"/>
    </style:style>
    <style:style style:name="T235" style:family="text">
      <style:text-properties fo:font-weight="normal" officeooo:rsid="00493212" style:font-size-asian="9.60000038146973pt" style:font-weight-asian="normal" style:font-weight-complex="normal"/>
    </style:style>
    <style:style style:name="T236" style:family="text">
      <style:text-properties fo:font-weight="normal" officeooo:rsid="004aff0e" style:font-size-asian="9.60000038146973pt" style:font-weight-asian="normal" style:font-weight-complex="normal"/>
    </style:style>
    <style:style style:name="T237" style:family="text">
      <style:text-properties fo:font-weight="normal" officeooo:rsid="004c9c2e" style:font-size-asian="9.60000038146973pt" style:font-weight-asian="normal" style:font-weight-complex="normal"/>
    </style:style>
    <style:style style:name="T238" style:family="text">
      <style:text-properties fo:font-weight="normal" officeooo:rsid="004d7751" style:font-size-asian="9.60000038146973pt" style:font-weight-asian="normal" style:font-weight-complex="normal"/>
    </style:style>
    <style:style style:name="T239" style:family="text">
      <style:text-properties fo:font-weight="normal" officeooo:rsid="00530d4a" style:font-size-asian="9.60000038146973pt" style:font-weight-asian="normal" style:font-weight-complex="normal"/>
    </style:style>
    <style:style style:name="T240" style:family="text">
      <style:text-properties fo:font-weight="normal" officeooo:rsid="006001c1" style:font-size-asian="9.60000038146973pt" style:font-weight-asian="normal" style:font-weight-complex="normal"/>
    </style:style>
    <style:style style:name="T241" style:family="text">
      <style:text-properties fo:font-weight="normal" officeooo:rsid="0077141f" style:font-weight-asian="normal" style:font-weight-complex="normal"/>
    </style:style>
    <style:style style:name="T242" style:family="text">
      <style:text-properties fo:font-weight="normal" officeooo:rsid="0078791c" style:font-weight-asian="normal" style:font-weight-complex="normal"/>
    </style:style>
    <style:style style:name="T243" style:family="text">
      <style:text-properties fo:font-weight="normal" officeooo:rsid="0086c1d2" style:font-weight-asian="normal" style:font-weight-complex="normal"/>
    </style:style>
    <style:style style:name="T244" style:family="text">
      <style:text-properties fo:font-weight="normal" officeooo:rsid="0086ef06" style:font-weight-asian="normal" style:font-weight-complex="normal"/>
    </style:style>
    <style:style style:name="T245" style:family="text">
      <style:text-properties officeooo:rsid="004e65ec"/>
    </style:style>
    <style:style style:name="T246" style:family="text">
      <style:text-properties officeooo:rsid="004f5fa6"/>
    </style:style>
    <style:style style:name="T247" style:family="text">
      <style:text-properties officeooo:rsid="00514f3b"/>
    </style:style>
    <style:style style:name="T248" style:family="text">
      <style:text-properties officeooo:rsid="0054286b"/>
    </style:style>
    <style:style style:name="T249" style:family="text">
      <style:text-properties officeooo:rsid="0058370e"/>
    </style:style>
    <style:style style:name="T250" style:family="text">
      <style:text-properties style:text-position="super 58%" officeooo:rsid="005a9524"/>
    </style:style>
    <style:style style:name="T251" style:family="text">
      <style:text-properties style:text-position="super 58%" fo:font-weight="bold" officeooo:rsid="0068fc51" style:font-weight-asian="bold" style:font-weight-complex="bold"/>
    </style:style>
    <style:style style:name="T252" style:family="text">
      <style:text-properties style:text-position="super 58%" fo:font-weight="normal" officeooo:rsid="0086ef06" style:font-weight-asian="normal" style:font-weight-complex="normal"/>
    </style:style>
    <style:style style:name="T253" style:family="text">
      <style:text-properties style:text-position="super 58%" fo:font-size="11pt" fo:font-style="normal" fo:font-weight="normal" officeooo:rsid="00eeacd9" style:font-size-asian="9.60000038146973pt" style:font-style-asian="normal" style:font-weight-asian="normal" style:font-size-complex="11pt" style:font-style-complex="normal" style:font-weight-complex="normal"/>
    </style:style>
    <style:style style:name="T254" style:family="text">
      <style:text-properties style:text-position="super 58%" style:font-name="Calibri2" fo:font-size="11pt" fo:font-style="normal" fo:font-weight="normal" officeooo:rsid="00eeacd9" style:font-size-asian="9.60000038146973pt" style:font-style-asian="normal" style:font-weight-asian="normal" style:font-size-complex="11pt" style:font-style-complex="normal" style:font-weight-complex="normal"/>
    </style:style>
    <style:style style:name="T255" style:family="text">
      <style:text-properties officeooo:rsid="005df0d0"/>
    </style:style>
    <style:style style:name="T256" style:family="text">
      <style:text-properties officeooo:rsid="0062584d"/>
    </style:style>
    <style:style style:name="T257" style:family="text">
      <style:text-properties officeooo:rsid="00641099"/>
    </style:style>
    <style:style style:name="T258" style:family="text">
      <style:text-properties officeooo:rsid="006506ea"/>
    </style:style>
    <style:style style:name="T259" style:family="text">
      <style:text-properties officeooo:rsid="00659d00"/>
    </style:style>
    <style:style style:name="T260" style:family="text">
      <style:text-properties officeooo:rsid="006772af"/>
    </style:style>
    <style:style style:name="T261" style:family="text">
      <style:text-properties officeooo:rsid="00684a6f"/>
    </style:style>
    <style:style style:name="T262" style:family="text">
      <style:text-properties officeooo:rsid="0068fc51"/>
    </style:style>
    <style:style style:name="T263" style:family="text">
      <style:text-properties officeooo:rsid="006a805d"/>
    </style:style>
    <style:style style:name="T264" style:family="text">
      <style:text-properties officeooo:rsid="006ccdac"/>
    </style:style>
    <style:style style:name="T265" style:family="text">
      <style:text-properties officeooo:rsid="006e383b"/>
    </style:style>
    <style:style style:name="T266" style:family="text">
      <style:text-properties officeooo:rsid="006ed45b"/>
    </style:style>
    <style:style style:name="T267" style:family="text">
      <style:text-properties officeooo:rsid="0075a46f"/>
    </style:style>
    <style:style style:name="T268" style:family="text">
      <style:text-properties officeooo:rsid="0077141f"/>
    </style:style>
    <style:style style:name="T269" style:family="text">
      <style:text-properties officeooo:rsid="0078791c"/>
    </style:style>
    <style:style style:name="T270" style:family="text">
      <style:text-properties officeooo:rsid="00791721"/>
    </style:style>
    <style:style style:name="T271" style:family="text">
      <style:text-properties officeooo:rsid="007953e9"/>
    </style:style>
    <style:style style:name="T272" style:family="text">
      <style:text-properties officeooo:rsid="007a13e4"/>
    </style:style>
    <style:style style:name="T273" style:family="text">
      <style:text-properties officeooo:rsid="007ba21d"/>
    </style:style>
    <style:style style:name="T274" style:family="text">
      <style:text-properties officeooo:rsid="007c5d36"/>
    </style:style>
    <style:style style:name="T275" style:family="text">
      <style:text-properties officeooo:rsid="007cde2f"/>
    </style:style>
    <style:style style:name="T276" style:family="text">
      <style:text-properties officeooo:rsid="007edd10"/>
    </style:style>
    <style:style style:name="T277" style:family="text">
      <style:text-properties officeooo:rsid="007f10d1"/>
    </style:style>
    <style:style style:name="T278" style:family="text">
      <style:text-properties officeooo:rsid="0080d119"/>
    </style:style>
    <style:style style:name="T279" style:family="text">
      <style:text-properties fo:background-color="transparent" loext:char-shading-value="0"/>
    </style:style>
    <style:style style:name="T280" style:family="text">
      <style:text-properties officeooo:rsid="00904068"/>
    </style:style>
    <style:style style:name="T281" style:family="text">
      <style:text-properties officeooo:rsid="009202ed"/>
    </style:style>
    <style:style style:name="T282" style:family="text">
      <style:text-properties officeooo:rsid="00935f5a"/>
    </style:style>
    <style:style style:name="T283" style:family="text">
      <style:text-properties officeooo:rsid="0094b6ab"/>
    </style:style>
    <style:style style:name="T284" style:family="text">
      <style:text-properties officeooo:rsid="009689d1"/>
    </style:style>
    <style:style style:name="T285" style:family="text">
      <style:text-properties officeooo:rsid="009835fd"/>
    </style:style>
    <style:style style:name="T286" style:family="text">
      <style:text-properties officeooo:rsid="0098a2d8"/>
    </style:style>
    <style:style style:name="T287" style:family="text">
      <style:text-properties officeooo:rsid="00994063"/>
    </style:style>
    <style:style style:name="T288" style:family="text">
      <style:text-properties officeooo:rsid="009b338a"/>
    </style:style>
    <style:style style:name="T289" style:family="text">
      <style:text-properties officeooo:rsid="009c014b"/>
    </style:style>
    <style:style style:name="T290" style:family="text">
      <style:text-properties officeooo:rsid="009c6f78"/>
    </style:style>
    <style:style style:name="T291" style:family="text">
      <style:text-properties officeooo:rsid="009cf5a4"/>
    </style:style>
    <style:style style:name="T292" style:family="text">
      <style:text-properties officeooo:rsid="009d2946"/>
    </style:style>
    <style:style style:name="T293" style:family="text">
      <style:text-properties officeooo:rsid="009ec5cc"/>
    </style:style>
    <style:style style:name="T294" style:family="text">
      <style:text-properties officeooo:rsid="009fd348"/>
    </style:style>
    <style:style style:name="T295" style:family="text">
      <style:text-properties officeooo:rsid="00a11fb8"/>
    </style:style>
    <style:style style:name="T296" style:family="text">
      <style:text-properties officeooo:rsid="00a2c9e9"/>
    </style:style>
    <style:style style:name="T297" style:family="text">
      <style:text-properties officeooo:rsid="00a2f4e7"/>
    </style:style>
    <style:style style:name="T298" style:family="text">
      <style:text-properties officeooo:rsid="00a3d6d2"/>
    </style:style>
    <style:style style:name="T299" style:family="text">
      <style:text-properties officeooo:rsid="00ad2a6a"/>
    </style:style>
    <style:style style:name="T300" style:family="text">
      <style:text-properties officeooo:rsid="00ae0b83"/>
    </style:style>
    <style:style style:name="T301" style:family="text">
      <style:text-properties officeooo:rsid="00ae9fb7"/>
    </style:style>
    <style:style style:name="T302" style:family="text">
      <style:text-properties officeooo:rsid="00b03678"/>
    </style:style>
    <style:style style:name="T303" style:family="text">
      <style:text-properties officeooo:rsid="00b0d835"/>
    </style:style>
    <style:style style:name="T304" style:family="text">
      <style:text-properties officeooo:rsid="00b1700d"/>
    </style:style>
    <style:style style:name="T305" style:family="text">
      <style:text-properties officeooo:rsid="00b2739b"/>
    </style:style>
    <style:style style:name="T306" style:family="text">
      <style:text-properties officeooo:rsid="00b38984"/>
    </style:style>
    <style:style style:name="T307" style:family="text">
      <style:text-properties officeooo:rsid="00b487f6"/>
    </style:style>
    <style:style style:name="T308" style:family="text">
      <style:text-properties officeooo:rsid="00b565d6"/>
    </style:style>
    <style:style style:name="T309" style:family="text">
      <style:text-properties officeooo:rsid="00b61ba5"/>
    </style:style>
    <style:style style:name="T310" style:family="text">
      <style:text-properties officeooo:rsid="00b61dc5"/>
    </style:style>
    <style:style style:name="T311" style:family="text">
      <style:text-properties style:text-line-through-style="none" style:text-line-through-type="none" officeooo:rsid="00b82ac2"/>
    </style:style>
    <style:style style:name="T312" style:family="text">
      <style:text-properties style:text-line-through-style="none" style:text-line-through-type="none" officeooo:rsid="00b61dc5"/>
    </style:style>
    <style:style style:name="T313" style:family="text">
      <style:text-properties style:text-line-through-style="none" style:text-line-through-type="none" officeooo:rsid="00b7c0e1"/>
    </style:style>
    <style:style style:name="T314" style:family="text">
      <style:text-properties style:text-line-through-style="none" style:text-line-through-type="none" officeooo:rsid="00b8c0fa"/>
    </style:style>
    <style:style style:name="T315" style:family="text">
      <style:text-properties style:text-line-through-style="none" style:text-line-through-type="none" officeooo:rsid="00b8da89"/>
    </style:style>
    <style:style style:name="T316" style:family="text">
      <style:text-properties style:text-line-through-style="none" style:text-line-through-type="none" officeooo:rsid="00b96063"/>
    </style:style>
    <style:style style:name="T317" style:family="text">
      <style:text-properties style:text-line-through-style="none" style:text-line-through-type="none" officeooo:rsid="00b9906c"/>
    </style:style>
    <style:style style:name="T318" style:family="text">
      <style:text-properties style:text-line-through-style="none" style:text-line-through-type="none" officeooo:rsid="00bae80d"/>
    </style:style>
    <style:style style:name="T319" style:family="text">
      <style:text-properties officeooo:rsid="00bae80d"/>
    </style:style>
    <style:style style:name="T320" style:family="text">
      <style:text-properties officeooo:rsid="00d916b9"/>
    </style:style>
    <style:style style:name="T321" style:family="text">
      <style:text-properties officeooo:rsid="00f471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91">LEGANTI</text:span><text:span text:style-name="T90">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94">2</text:span><text:span text:style-name="T9">O. Avrò così i leganti aerei e quelli idraulici.<text:line-break/>Posso però definire anche caratteristiche comuni tra i tipi di leganti: essi sono costituiti da polver</text:span><text:span text:style-name="T10">e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9"><text:span text:style-name="T2">Stato plastico (legante + H2O) </text:span><text:span text:style-name="T89"></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113">l’</text:span>acqua tende a sciogliersi. Sviluppi indoor (non abbiamo condizioni di contatto con acqua permanente).<text:line-break/>I leganti idraulici (calce idraulica e cementi) induriscono anche in acqua, possono operare con H<text:span text:style-name="T93">2</text:span>O e questo costituisce il loro grosso vantaggio. L’acqua li rafforza. Sviluppi outdoor. </text:p>
      <text:p text:style-name="P2"><text:span text:style-name="T91">GESSO</text:span> <text:line-break/>È il primo legante utilizzato, la T di cottura della roccia di partenza <text:span text:style-name="T114">(120-200°C)</text:span> è bassa rispetto a calci e cementi.<text:line-break/>Caratteristiche: leggerezza, resistenza al fuoco (mantiene all’interno un po’ di H<text:span text:style-name="T93">2</text:span>O), isolante termico e acustico (perché ha una certa porosità), facilmente lavorabile ed è solubile in acqua (0,25% a 30°C).<text:line-break/>Il gesso legante è costituito da: CaSO<text:span text:style-name="T93">4 </text:span>½ H<text:span text:style-name="T93">2</text:span>O <text:span text:style-name="T80">semiidrato o emiidrato</text:span> o CaSO<text:span text:style-name="T93">4 </text:span><text:span text:style-name="T80">anidrite.<text:line-break/></text:span>È prodotto a partire dalla pietra di gesso, <text:span text:style-name="T221">detta anche gesso biidrato</text:span> <text:span text:style-name="T115">(CaSO</text:span><text:span text:style-name="T95">4</text:span><text:span text:style-name="T115">*2H</text:span><text:span text:style-name="T95">2</text:span><text:span text:style-name="T115">O</text:span><text:span text:style-name="T141">)</text:span>, roccia sedimentaria contenente impurezze varie sino al 10%. <text:line-break/>La pietra di gesso è la materia prima, occorre un processo di cottura con cui eliminare l’acqua da cui tenere l’anidrite, che ha proprietà leganti.</text:p>
      <text:p text:style-name="P1">CaSO<text:span text:style-name="T93">4</text:span>*2H<text:span text:style-name="T93">2</text:span>O <text:span text:style-name="T89"></text:span> CaSO<text:span text:style-name="T93">4</text:span><text:span text:style-name="T98">*</text:span><text:span text:style-name="T200">½ </text:span>H<text:span text:style-name="T93">2</text:span>O + <text:span text:style-name="T200">3/2 </text:span>H<text:span text:style-name="T93">2</text:span>O <text:s text:c="3"/>semiidrato <text:line-break/>CaSO<text:span text:style-name="T96">4</text:span>*2H<text:span text:style-name="T93">2</text:span>O <text:span text:style-name="T89"></text:span> CaSO<text:span text:style-name="T93">4</text:span> + 2H<text:span text:style-name="T93">2</text:span>O <text:s text:c="4"/>anidrite<text:line-break/><text:span text:style-name="T196">La polvere ottenuta ha proprietà leganti, mescolata con acqua forma un impasto fluido-plastico che indurisce riformando il </text:span><text:span text:style-name="T197">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219">TRASFORMAZIONI DURANTE LA COTTURA:</text:span><text:span text:style-name="T198"><text:line-break/></text:span><text:span text:style-name="T4">T&gt;120°C</text:span>: formazione di emiidrato (primo prodotto della cottura del gesso con proprietà leganti)<text:line-break/>CaSO<text:span text:style-name="T93">4</text:span>*2H<text:span text:style-name="T93">2</text:span>O <text:span text:style-name="T89"></text:span> CaSO4*1/2 H<text:span text:style-name="T93">2</text:span>O + 3/2 H<text:span text:style-name="T93">2</text:span>O <text:span text:style-name="T198">è una r</text:span>eazione endotermica → devo fornire calore <text:line-break/><text:span text:style-name="T81">Tempo di presa con </text:span><text:span text:style-name="T82">EMIDRATO</text:span><text:span text:style-name="T81"> alpha= 1-2 min, con </text:span><text:span text:style-name="T82">EM</text:span><text:span text:style-name="T83">I</text:span><text:span text:style-name="T82">DRATO </text:span><text:span text:style-name="T81">beta=2-4 min</text:span></text:p>
      <text:p text:style-name="P3"><text:span text:style-name="T4">T&gt;180°C: </text:span>formazione di anidrite solubile <text:span text:style-name="T214">(o gesso anidro → CaSO</text:span><text:span text:style-name="T101">4 </text:span><text:span text:style-name="T143">alpha)</text:span><text:line-break/>CaSO<text:span text:style-name="T93">4</text:span>*1/2 H<text:span text:style-name="T93">2</text:span>O → CaSO<text:span text:style-name="T93">4</text:span> <text:span text:style-name="T214">(alpha) </text:span>+ <text:span text:style-name="T200">½</text:span> H<text:span text:style-name="T93">2</text:span>O <text:s text:c="2"/><text:span text:style-name="T82">Tempo di presa con ANIDRITE SOLUBILE=20 min</text:span><text:line-break/><text:soft-page-break/><text:span text:style-name="T198">L’acqua se ne va sempre di più e ho una reazione endotermica e ottengo il CaSO</text:span><text:span text:style-name="T97">4</text:span><text:span text:style-name="T198"> (alpha). </text:span><text:span text:style-name="T199">S</text:span>i ottiene gesso anidro. <text:span text:style-name="T199">Esistono il </text:span>CaSO<text:span text:style-name="T93">4</text:span> (alpha) e (beta), <text:span text:style-name="T199">d</text:span>ue forme dell’emiidrato che si differenziano per la dimensione dei cristalli e per <text:span text:style-name="T214">la</text:span> differenza d<text:span text:style-name="T199">e</text:span>i tempi di presa. <text:span text:style-name="T199">L’alpha è caratterizzato da una p</text:span>resa minore <text:span text:style-name="T199">e</text:span> solubilità maggiore.<text:line-break/><text:span text:style-name="T212">L’alpha si produce in ambiente umido </text:span><text:span text:style-name="T213">ed è compatto</text:span><text:span text:style-name="T212">, </text:span><text:span text:style-name="T214">il beta</text:span><text:span text:style-name="T212"> si forma quando si opera in atmosfera asciutta (es. aria o sottovuoto), </text:span><text:span text:style-name="T213">ha cristalli molto piccoli e richiede molta acqua per idratarsi.</text:span><text:line-break/><text:span text:style-name="T199">L’anidrite ha solubilità minore dell’emidrato, ma è comunque in grado di far presa con l’acqua anche se a tempi più lunghi. </text:span>Si ottiene il <text:span text:style-name="T85">GESSO COTTO</text:span>.</text:p>
      <text:p text:style-name="P1"><text:span text:style-name="T4">T&gt;250°C:</text:span> formazione di anidrite insolubile <text:span text:style-name="T215">(CaS</text:span><text:span text:style-name="T216">O</text:span><text:span text:style-name="T102">4 </text:span><text:span text:style-name="T144">beta) </text:span><text:line-break/><text:span text:style-name="T201">Si forma l’a</text:span>nidrite beta. Non fa presa <text:span text:style-name="T215">con l’acqua,</text:span> non consente <text:span text:style-name="T215">un </text:span>impasto con proprietà leganti a meno che non ci sia <text:span text:style-name="T215">un</text:span> catalizzatore (solitamente ossido di calcio CaO).</text:p>
      <text:p text:style-name="P1"><text:span text:style-name="T202">T&gt; 800°C: </text:span>decomposizione dei carbonati<text:line-break/><text:span text:style-name="T201">CaCO</text:span><text:span text:style-name="T100">3</text:span><text:span text:style-name="T142"> → CaO + CO</text:span><text:span text:style-name="T100">2</text:span><text:span text:style-name="T142"> <text:s text:c="9"/>MgCO</text:span><text:span text:style-name="T100">3 </text:span><text:span text:style-name="T142">→ MgO + CO</text:span><text:span text:style-name="T100">2</text:span><text:line-break/>Carbonato di calcio e <text:span text:style-name="T201">c</text:span>arbonato di magnesio si decompongono e <text:span text:style-name="T201">l’ossido di calcio e l’ossido di magnesio </text:span>attivano la presa dell’anidrite insolubile.</text:p>
      <text:p text:style-name="P1"><text:span text:style-name="T4">T&gt;1200°C: </text:span>decomposizione dell’anidrite<text:line-break/><text:span text:style-name="T216">CaSO</text:span><text:span text:style-name="T103">4 </text:span><text:span text:style-name="T145">beta → CaO + SO</text:span><text:span text:style-name="T103">3 </text:span><text:line-break/>Il prodotto che si ottiene è detto <text:span text:style-name="T85">GESSO COTTO A MORTE</text:span>, completamente insolubile. Non può fare presa e non si può ottenere il materiale con proprietà leganti che vogliamo. T troppo elevate non consentono di ottenere <text:span text:style-name="T217">un</text:span> gesso con proprietà leganti (bisogna lavorare a 120-200°C)</text:p>
      <text:p text:style-name="P1"><text:span text:style-name="T218">IDRATAZIONE DEL GESSO:</text:span><text:line-break/><text:span text:style-name="T220">L’emidrato e l’anidrite solubile, mescolati con acqua, danno luogo a un impasto che indurisce rapidamente a causa della loro maggiore solubilità rispetto alla fase stabile costituita dal gesso biidrato. L’emidrato e l’</text:span><text:span text:style-name="T221">anidrite solubile passano in soluzione e questa diviene sovrassatura </text:span><text:span text:style-name="T222">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3">GESSO EMIDRATO</text:p>
          </table:table-cell>
          <table:table-cell table:style-name="Tabella1.B1" office:value-type="string">
            <text:p text:style-name="P13">ANIDRITE SOLUBILE</text:p>
          </table:table-cell>
        </table:table-row>
        <table:table-row table:style-name="TableLine270216824">
          <table:table-cell table:style-name="Tabella1.A2" office:value-type="string">
            <text:p text:style-name="P12">Ottima solubilità</text:p>
          </table:table-cell>
          <table:table-cell table:style-name="Tabella1.B4" office:value-type="string">
            <text:p text:style-name="P12">Minore solubilità</text:p>
          </table:table-cell>
        </table:table-row>
        <table:table-row table:style-name="TableLine270216968">
          <table:table-cell table:style-name="Tabella1.A2" office:value-type="string">
            <text:p text:style-name="P12">Minori tempi di presa</text:p>
          </table:table-cell>
          <table:table-cell table:style-name="Tabella1.B4" office:value-type="string">
            <text:p text:style-name="P12">Maggiori tempi di presa</text:p>
          </table:table-cell>
        </table:table-row>
        <table:table-row table:style-name="TableLine270218120">
          <table:table-cell table:style-name="Tabella1.A2" office:value-type="string">
            <text:p text:style-name="P12">Lieve aumento di volume (0,3-1,5%)</text:p>
          </table:table-cell>
          <table:table-cell table:style-name="Tabella1.B4" office:value-type="string">
            <text:p text:style-name="P12">Minore qualità</text:p>
          </table:table-cell>
        </table:table-row>
      </table:table>
      <text:p text:style-name="P11"><text:span text:style-name="T116"><text:line-break/>Gesso COTTO A MORTE: proprietà leganti assenti, </text:span><text:span text:style-name="T117">ho possibili residui di anidrite non idratati nell’impasto, comporta maggiori costi energetici, ha presa lenta però c’è la possibilità di ottenere tipi di gesso più resistenti all’umidità <text:line-break/><text:line-break/></text:span><text:span text:style-name="T118">TEMPO DI PRESA:<text:line-break/></text:span><text:span text:style-name="T119">Il tempo di presa è mediamente basso </text:span><text:span text:style-name="T120">e dipende dal legante di cui è costituito il gesso; è </text:span><text:span text:style-name="T119">dell’ordine di pochi minuti se con emidrato e di 15 min-1h con l’anidrite solubile. </text:span><text:span text:style-name="T116">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19">i) </text:span><text:span text:style-name="T116">Temperatura (di cottura e dell’ambiente): </text:span><text:span text:style-name="T119">all’aumentare della T aumenta il tempo della presa</text:span><text:span text:style-name="T116"><text:line-break/></text:span><text:span text:style-name="T119">ii) </text:span><text:span text:style-name="T116">Rapporto di acqua/gesso: andando ad aumentare </text:span><text:span text:style-name="T119">l’</text:span><text:span text:style-name="T116">acqua presente nell’impasto ho un materiale più poroso, ho meno polvere, resistenza meccanica inferiore, </text:span><text:span text:style-name="T119">tempo di presa aumenta</text:span></text:p>
      <text:p text:style-name="P5">INDURIMENTO:<text:line-break/>Durante il processo di indurimento e quindi durante la precipitazione del solfato di calcio <text:span text:style-name="T223">b</text:span>i<text:span text:style-name="T223">i</text:span>drato, la stagionatura del <text:soft-page-break/>gesso avviene a secco, abbiamo un leggero aumento del volume (0.3-1.5%). <text:span text:style-name="T224">Si formano dei cristalli di solfato di calcio aventi morfologia intrecciata, che conferisce resistenza e rigidità all’impasto indurito.<text:line-break/></text:span><text:line-break/>Proprietà meccaniche del gesso: <text:line-break/><text:span text:style-name="T225">La r</text:span>esistenza a compressione è circa 5-10 MPa, non resistono a trazione come invece resistono i metalli. Hanno un migliore comportamento a compressione che a trazione (<text:span text:style-name="T226">trazione</text:span> dovuto a effetti di linea che nei materiali cementizi e ceramici non ci sono). <text:line-break/><text:span text:style-name="T225">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84">finezza</text:span>, avere una particella in<text:span text:style-name="T223">i</text:span>ziale piccola consente di avere una reazione molto più completa rispetto ad una particella grossa. Questo è dovuto al fatto che ho più superfic<text:span text:style-name="T226">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227">Ha una buon r</text:span>esistenza al fuoco, l’evaporazione dell’acqua blocca la T intorno ai 120°C. <text:span text:style-name="T227">È un m</text:span>ateriale poroso <text:span text:style-name="T228">quindi è</text:span> leggero e<text:span text:style-name="T228">d è</text:span> <text:span text:style-name="T228">un</text:span> buon isolante <text:span text:style-name="T226">termico e acustico.</text:span><text:line-break/><text:line-break/><text:span text:style-name="T279">Incompatibilità</text:span> del gesso: Il gesso presenta una solubilità che non consente di operare <text:span text:style-name="T282">all’aperto o</text:span> a contatto con ambienti molto umidi; <text:span text:style-name="T280">esistono metodi di impermeabilizzazione (aggiunta leganti idraulici, rivestimento con sostanze idrofobe come cere e resine).</text:span> <text:span text:style-name="T280">N</text:span>on può operare in atmosfere contenenti ammoniaca, poiché il solfato di ammonio è molto solubile. Il gesso <text:span text:style-name="T280">ha un estratto acquoso</text:span> leggermente acido (p<text:span text:style-name="T280">H</text:span> attorno a 5) <text:span text:style-name="T280">e </text:span>quindi <text:span text:style-name="T280">è</text:span> corrosivo nei confronti <text:span text:style-name="T282">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281">viene</text:span> usa<text:span text:style-name="T281">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9">CALCE AEREA</text:p>
      <text:p text:style-name="P1"><text:span text:style-name="T283">L</text:span>a produzione di calce aerea è limitata se confrontata con il cemento.<text:line-break/><text:span text:style-name="T284">È una polvere avente pr</text:span>oprietà leganti, <text:span text:style-name="T284">è costituita da </text:span>ossido di calcio oppure <text:span text:style-name="T284">dal </text:span>suo idrato: CaO, detta calce viva <text:span text:style-name="T294">che</text:span> <text:span text:style-name="T285">è un </text:span>prodotto del<text:span text:style-name="T285">la cottura delle rocce calcaree</text:span>, questo viene poi spento fino a un processo di idratazione fino al grassello; Ca(OH)<text:span text:style-name="T93">2</text:span> invece è calce spenta. <text:span text:style-name="T286">Le calci contengono impurezze: </text:span><text:span text:style-name="T287">MgCO</text:span><text:span text:style-name="T110">3</text:span><text:span text:style-name="T188">, argille, ossidi di ferro e silice.</text:span><text:line-break/>Utilizzi: <text:span text:style-name="T289">In genere è mescolata con sabbia,</text:span><text:span text:style-name="T288"> che ha il compito di contrastare il ritiro dimensionale, </text:span><text:span text:style-name="T289">ed è utilizzata come malta </text:span>di allettamento <text:span text:style-name="T289">per il</text:span> collegamento di pietre o mattoni, oppure come intonaco o rasante. Utilizzato soprattutto in ambito di consolidamento e restauro<text:line-break/><text:line-break/>MATERIA PRIMA: rocce calcaree (CaCO<text:span text:style-name="T93">3 </text:span>almeno 95%)<text:line-break/><text:span text:style-name="T290">Dissociazione del carbonato: </text:span>CaCO<text:span text:style-name="T93">3</text:span> → CaO + CO<text:span text:style-name="T93">2</text:span>,<text:span text:style-name="T295"> ottengo CO</text:span><text:span text:style-name="T111">2</text:span><text:span text:style-name="T189"> e calce viva, reazione </text:span><text:span text:style-name="T290">che</text:span> avviene ad alta T e<text:span text:style-name="T290">d è in funzione </text:span>d<text:span text:style-name="T290">e</text:span>lla <text:span text:style-name="T290">P</text:span> parziale della CO<text:span text:style-name="T93">2</text:span> <text:span text:style-name="T291">Lo strato di gas immediatamente a contatto con il calcare è costituito praticamente solo da anidride carbonica e quindi la sua pressione parziale è circa pari a 1 atm, per cui</text:span> la T a cui devo portare il <text:span text:style-name="T294">forno</text:span> è attorno ai <text:span text:style-name="T294">900</text:span> °C, spesso si va oltre per avere un vantaggio di tipo cinetico <text:span text:style-name="T294">e quindi conviene operare a 950-1000°C</text:span>. <text:s/>A T troppo elevate però avremmo fenomen<text:span text:style-name="T292">i</text:span> di sinterizzazione delle particelle <text:span text:style-name="T292">che portano a</text:span><text:span text:style-name="T286"> calce poco porosa </text:span><text:span text:style-name="T293">e </text:span>quindi poco idratabile <text:span text:style-name="T296">(→ calce stracotta o cotta a morte).</text:span><text:line-break/></text:p>
      <text:p text:style-name="P1"><text:soft-page-break/>SPEGNIMENTO DELLA CALCE: <text:span text:style-name="T298">CaO + H</text:span><text:span text:style-name="T112">2</text:span><text:span text:style-name="T190">O → Ca(OH)</text:span><text:span text:style-name="T112">2</text:span><text:line-break/>La calce viva mescolata con acqua <text:span text:style-name="T297">dà luogo ad una</text:span> reazione fortemente esotermica, per cui con aggiunta di acqua ho una forte evaporazione e le particelle tendono a frantumarsi per effetto del forte calore. Questo spegnimento può avvenire in due modi:</text:p>
      <text:list xml:id="list2125943567" text:style-name="WWNum1">
        <text:list-item>
          <text:p text:style-name="P16"><text:span text:style-name="T6">Eccesso di acqua</text:span>: da questa ottengo il GRASSELLO, una pasta morbida che viene utilizzato per le malte o intonaci se combinato con sabbia. Aggiungo <text:span text:style-name="T298">quantità d’</text:span>acqua circa doppia rispetto alla quantità di calce, forte sviluppo di calore, frantumazione particelle in alcune ore e ottengo pasta morbida costitu<text:span text:style-name="T296">i</text:span>ta da pasta idrata dispersa in un liquido ossia acqua. Dispersione di cristalli di idrossido di calcio in acqua. Impasto molto fluido. <text:s/></text:p>
        </text:list-item>
        <text:list-item>
          <text:p text:style-name="P16"><text:span text:style-name="T4">Quantità di acqua appena superiore alla stechiometrica</text:span>: da questa ottengo calce idrata in polvere, ho calce con una quantità residua di umidità/acqua all’interno.<text:line-break/>Problemi legati alle impurezze, se queste troppo elevate esse non prendono parte al processo di calcificazione e idratazione e quindi sono materiale non reagito. </text:p>
        </text:list-item>
      </text:list>
      <text:p text:style-name="P6"><text:span text:style-name="T298">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Le calci si dividono in calci grasse (meno impurezze, più plastiche, più lavorabili) e calci magre in base alla quantità di grassello presente.<text:line-break/>Dopo lo spegnimento abbiamo calce idrata e studiamo presa e indurimento.<text:line-break/>Essi avvengo tramite reazione di CARBONATAZIONE: reazione che avviene tramite co2 presente in atmosfera e forma il calcare<text:line-break/>Ca(OH)2 + CO2 -&gt; <text:line-break/>Il prodotto ottenuto in seguito all’indurimento è identico alla materia prima di partenza.<text:line-break/><text:line-break/>Calce idrata + H2O + sabbia -&gt; Malta di calce<text:line-break/>Sabbia definita inerte perché ha uno scopo fisico ma non rientra nei processi di idratazione, è un ingrediente che non interviene nelle reazioni chimiche ma che serve per ridurre il ritiro della malta provocato dall’evaporazione di acqua. Meno rischio di fessurazione dell’intonaco.<text:line-break/>Consente poi una migliore reazione di carbonatazione: la pasta legante si dispone in sottili strati attorno ai granuli di sabbia e consentono una maggiore superficie esposta alla CO2.<text:line-break/>Compromesso nella scelta del rapporto della quantità del legante che è il parametro più importante per l’irrigidimento.</text:p>
      <text:p text:style-name="P1">Malta di calce ha una resistenza meccanica a compressione molto modesta, attorno a 1 MPa.<text:line-break/>Essendo legante di tipo aereo non può lavorare a contatto con acqua ma può essere combinato con calce idraulica e solo ora può lavorare con acqua.</text:p>
      <text:p text:style-name="P1">CALCE IDRAULICA</text:p>
      <text:p text:style-name="P1">Precursore del cemento Portland. Non ha più utilizzi pratici, è un legante storico perché gli edifici fin dall’epoca romana venivano fatti con queste calci.<text:line-break/>Si divide in tre sottogruppi la calce idraulica: 1) calce aerea + materiale pozzolanico 2) calce idraulica vera e propria che già in natura sono così 3) calce idraulici commerciali cioè già a base di cemento.<text:line-break/>La presenza di minerali argillosi è ciò che la differenzia rispetto al cemento. <text:line-break/>La calce idraulica vera e propria è una miscela di calcari e argille e abbiamo anche qui un processo di cottura che portano a silicati di calcio e alluminati di calcio che danno proprietà idrauliche, sono in grado di fornire reazioni di idratazioni. <text:line-break/><text:line-break/>La calce commerciale è costituita dal cemento Portland miscelato con dell’inerte, questo consente di avere una diluizione (cemento Portland diluito con calcare)<text:line-break/>oppure è loppa (residuo della produzione della ghisa in alto forno che ha proprietà idrauliche) miscelata con calce aerea. Detti cementi di alti forno.</text:p>
      <text:p text:style-name="P1"><text:soft-page-break/>La calce idraulica storica è calce aerea spenta + pozzolana naturale + H2O<text:line-break/>La pozzolana è una rocca vetrosa costituita da silice e allumina che hanno proprietà leganti. La pozzolana riesce a formare dei prodotti di idratazione simili a quelli del cemento Portland. </text:p>
      <text:p text:style-name="P1">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1">CEMENTO PORTLAND</text:p>
      <text:p text:style-name="P1">CEMENTO: materiale inorganico finemente macinato che, mescolato con acqua, forma una pasta che rapprende e indurisce a seguito di reazioni e processi di idratazione e che una volta indurita mantiene la sua resistenza e stabilità anche sott’acqua.<text:line-break/>Cemento Portland, cemento di miscela: aggiunta di materiali con attività pozzolanica (pozzolana in sé o cemento di alto forno), cementi speciali.<text:line-break/>APPLICAZIONI: opere in calcestruzzo e calcestruzzo armato, il cemento è il legante che assieme all’acqua e aggregati (sasso, ghiaia, ghiaietto) forma calcestruzzo. Il calcestruzzo armato invece è dato dall’unione di barre di acciaio inossidabile annegate all’interno del calcestruzzo. <text:line-break/>Usato anche per malte e per finiture.</text:p>
      <text:p text:style-name="P1">Materie prime: calcare e argilla, presenti sia in miscele naturali cioè rocce che hanno composizione che contengono entrambi i componenti o alternativamente una miscela pesata di calcare e argilla. Per regolare la composizione, eventuale aggiunta di silice, bauxite o ossidi di ferro. <text:line-break/>AGGIUNTE: S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1">CICLO DI PRODUZIONE: da 1,5 t di materie prime ho 1 t di cemento<text:line-break/>1) Miscelazione e macinazione delle materie prime, macinate perché ho bisogno di materie prime frantumate affinche la cottura sia uniforme<text:line-break/>2) Cottura fino a 1450°C, ho qui una fase liquida<text:line-break/>3) Raffreddamento rapido, serve per ottenere fasi metastabili a temperatura ambiente. Ottengo il CLINKER<text:line-break/>4) Aggiunta di gesso<text:line-break/>5) Macinazione finale con la finezza desiderata e ottengo il cemento<text:line-break/>Il cemento, dunque, è ottenuto dal prodotto delle materie prime, il clinker, con aggiunta di gesso.</text:p>
      <text:p text:style-name="P1">Estrazione delle materie prime e miscelazione:<text:line-break/>Macinazione che avviene tipicamente nei mulini fino ad ottenere una polvere di dimensione di 90 microm.<text:line-break/>Cottura: La miscela frantumata è caricata in un forno rotante e viene fatta avanzare longitudinalmente, nel suo avanzamento incontra T sempre più alte fino a raggiungere la T di picco, intorno al 1450°C (la T del bruciatore). Aumento di T comporta ad avere trasformazioni all’interno del forno durante il passaggio.<text:line-break/>A 100°C ho perdita dell’acqua presente nelle materie prime, a 500°C ho la perdita dell’acqua di cristallizzazione legata dall’argilla, a 600 °C il calcare inizia a dissociarsi in calce e CO2, a 900-1200°C ho formazione del silicato bicalcico (C2S), &gt;125°C formazione del silicato tricalcico (C3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85">NOTAZIONE</text:span>:<text:line-break/>C=CaO (calcico), S=SiO2 (silicato), A=Al2O3 (alluminato), H=H20, F= ossidi ferro<text:line-break/><text:soft-page-break/><text:line-break/>24/02/2020</text:p>
      <text:p text:style-name="P1">RIASSUNTO: cemento Portland per arrivare a definire proprietà calcestruzzo. Definizione, cemento è un legante idraulico, consente la realizzazione di materiali che possono lavorare a contatto con acqua. Calcare e argilla sono materie prime di partenza e tra le aggiunte, oltre a quelle che consentono di ottenere cementi di miscela abbiamo anche il gesso, che viene aggiunto DOPO la cottura delle materie prime. Miscelazione, macinazione, raffreddamento klinker, aggiunta gesso.<text:line-break/>Trasformazioni più interessanti quelle da 600 gradi in su, A t superiore si formano i fondenti ossia fase liquida che funge da legante, avvolge particelle solide e facilita processo di fusione all’interno del forno. 25% fase liquida, non troppo perché altrimenti darebbe problemi all’interno. Alla fine, ci troviamo silicati e alluminati.<text:line-break/>Raffreddamento veloce perché dobbiamo mantenere una struttura metastabile a temperatura ambiente, vogliamo mantenere le proprietà degli ossidi che si sono formati durante il processo di cottura. A T amb non ho energia necessaria per far andare avanti la reazione.<text:line-break/><text:line-break/>CLINKER, prodotto di cottura delle materie prime. Sono delle sfere di dimensione variabile che <text:span text:style-name="T85">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Clinker + gesso (circa 5%, CaSO4*2H2O)<text:line-break/><text:span text:style-name="T85">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1">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oft-page-break/><text:span text:style-name="T85">Area tipica di un Cemento Portland=250-550 m^2/kg </text:span>a seconda che la frazione fine sia più o meno abbondante.<text:line-break/><text:span text:style-name="T85"><text:line-break/></text:span>IDRATAZIONE DEL CEMENTO PORTLAND<text:line-break/>Acqua + cemento <text:span text:style-name="T89"></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1">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14">IDRATAZIONE DEI SILICATI, formano gel CSH (responsabile della resistenza meccanica finale) e portlandite.<text:line-break/>Ha una composizione media C<text:span text:style-name="T93">3</text:span>S<text:span text:style-name="T93">2</text:span>H<text:span text:style-name="T93">3</text:span>, lamelle impacchettate tra di loro, tra queste lamelle delle porosità rimangono, <text:soft-page-break/>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text:span text:style-name="T93">2</text:span>S è più lento ma forma più gel.<text:line-break/>La portlandite conferisce un pH alcalino (&gt;12.5) all’acqua che rimane nei pori della struttura, fondamentale nel processo di durabilità del processo. Il fatto che sia alcalino da una protezione in più rispetto alla corrosione.<text:line-break/><text:line-break/><text:span text:style-name="T229">01/03/2020</text:span><text:line-break/><text:span text:style-name="T229">Riassunto: soffermati su idratazione del cemento Portland, ho processo di cottura + aggiunta di gesso, focalizzati sui prodotti di idratazione, </text:span><text:span text:style-name="T230">i silicati hanno uno scarso contributo alla resistenza meccanica perché cinetica inferiore, cinque casi di idratazione, idratazione dei silicati, </text:span><text:span text:style-name="T231">gel CSH responsabile della resistenza meccanica, lamelle piccole sviluppano forze di van </text:span><text:span text:style-name="T232">d</text:span><text:span text:style-name="T231">er Walls molto elevati tra di loro. Il C</text:span><text:span text:style-name="T104">3</text:span><text:span text:style-name="T146">S reagisce più velocemente ma forma meno gel, </text:span><text:span text:style-name="T147">Il gel CSH è un materiale poroso. <text:line-break/><text:line-break/></text:span><text:span text:style-name="T148">Rapporto acqua-</text:span><text:span text:style-name="T152">cemento</text:span><text:span text:style-name="T148">: più acqua ho e più particelle ho disperse nell’acqua e quindi quando queste si idratano avrò porosità maggiore.</text:span><text:span text:style-name="T149"> Si forma una pellicola di ettringite con cui rallento fase d’idratazione, do la forma, nel frattempo l’ettringite diventa permeabile e quindi iniziano le reazioni di idratazione. </text:span><text:span text:style-name="T150">La velocità di reazione non è costante, diminuisce nel tempo. </text:span><text:span text:style-name="T151">Mano a mano che si forma l’idrato abbiamo uno scudo alla successiva acqua che deve andare a penetrare il cemento che è all’interno dello scudo, è possibile che rimanga del cemento NON idrato. <text:s/>Se particella troppo grossa l’acqua non riesce a idratare tutto. Il cemento non idratato non va a contribuire sulla resistenza meccanica, perdiamo materiale e quindi la finezza deve essere bilanciata <text:s/>(né troppo grande né troppo piccola perché altrimenti particelle troppo reattive, sviluppo di calore troppo elevato).<text:line-break/></text:span><text:span text:style-name="T152">Rapporto acqua-cemento: il cemento reagisce, più le particelle erano vicine all’inizio e più la forza delle particelle cresce. All’aumentare del rapporto </text:span><text:span text:style-name="T162">a/c</text:span><text:span text:style-name="T152"> la porosità cresce e ho meno proprietà di resistenze meccaniche.<text:line-break/></text:span><text:span text:style-name="T153">Se l’acqua se ne va per climi </text:span><text:span text:style-name="T156">caldi </text:span><text:span text:style-name="T153">l’idratazione si blocca. Bisogna mantenere la presenza di acqua: innaffiando il getto oppure utilizzando teli di plastica che consentono al di sotto un’elevata umidità relativa evitando processi di evaporazione. <text:line-break/></text:span><text:span text:style-name="T154">Con la presa abbiamo indurimento del materiale ma non ha ancora sviluppato le proprietà meccaniche, non può dunque subire carichi. </text:span><text:span text:style-name="T155">La porosità diminuisce.<text:line-break/><text:line-break/></text:span><text:span text:style-name="T157">Esistono degli standard che consentono di determinare delle proprietà utilizzando apparecchiatura standardizzata.<text:line-break/></text:span><text:span text:style-name="T158">La presa viene determinata in base alla profondità di una penetrazione di un ago.<text:line-break/></text:span><text:span text:style-name="T159">A 28 giorni ottengo una resistenza meccanica dovuto principalmente alla presenza del C</text:span><text:span text:style-name="T105">3</text:span><text:span text:style-name="T159">S, il C</text:span><text:span text:style-name="T105">2</text:span><text:span text:style-name="T159">S ha invece una cinetica più lenta, nel momento in cui interviene, dopo i 28 giorni, dà un contributo alla resistenza paragonabile a quella del C</text:span><text:span text:style-name="T105">3</text:span><text:span text:style-name="T159">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160"><text:line-break/>Calore di idratazione del cemento è la media pesata dei calori di idratazione dei singoli componenti. <text:line-break/>Quello massimo è il C</text:span><text:span text:style-name="T106">3</text:span><text:span text:style-name="T160">A, non vogliamo avere uno sviluppo di calore eccessivo e dunque dobbiamo rallentarlo con l’ettringite, molto più bassi sono i calori degli altri costituenti. Quello minimo è del C</text:span><text:span text:style-name="T106">2</text:span><text:span text:style-name="T160">S, che tende a sviluppare anche in modo lentamente. <text:line-break/>Quando abbiamo getti di grosso spessore abbiamo che il calore deve essere smaltito, bassa conducibilità termica. Il rischio è l’insorgere di gradienti termici tra parti interne e esterne, questo fa sì che nascano fenomeni di fessurazione (quando una parte tende a dilatarsi e un’altra un po’ di meno, abbiamo sforzi di trazione, quella che si dilata di meno è costretta a dilatarsi, basta l’insorgere di piccoli sforzi di trazione per far sì che ci sia la fessurazione).<text:line-break/></text:span><text:span text:style-name="T161">Valle in corrispondenza della quale ettringite si forma e quindi blocca/rallenta le idratazioni, poi l’ettringite diventa permeabile e curva si rialza.<text:line-break/>Ettringite duplice funzionalità: tecnologica per il tempo di presa e meno sviluppo di calore.</text:span><text:line-break/><text:soft-page-break/><text:span text:style-name="T92">PASTA DI CEMENTO IDRATATA<text:line-break/></text:span><text:span text:style-name="T233">Fattore chiave è la POROSITÀ’, abbiamo tre tipologie di pori:<text:line-break/>1) Quelli presenti nel gel C-S-H, sono molto piccoli, circa il 30% del volume del gel, sono così piccoli che non influenzano proprietà meccaniche e durabilità (durabilità → penetrazione di agenti aggressivi, come cloruri o sali antigelo o CO</text:span><text:span text:style-name="T107">2</text:span><text:span text:style-name="T233">). Pori troppo piccoli affinché fenomeni diffusivi diventino importanti. </text:span><text:span text:style-name="T234">Ordine di qualche nanometro</text:span><text:span text:style-name="T233"><text:line-break/>2) Pori capillari, risultato naturale della reazione di idratazione del cemento, si dividono in macro-pori e micro-pori. </text:span><text:span text:style-name="T240">Volume residuo non più occupato dal prodotto d’idratazione a vallo della stagionatura. </text:span><text:span text:style-name="T234">Ordine dei 50-100 nanometri.</text:span><text:span text:style-name="T233"><text:line-break/>3) Vuoti dovuti a cattivo costipamento o inglobamento d’aria. </text:span><text:span text:style-name="T235">Ordine del mm, sono macro-porosità<text:line-break/><text:line-break/>Nei climi freddi è possibile introdurre additivi areanti </text:span><text:span text:style-name="T237">all’impasto del calcestruzzo</text:span><text:span text:style-name="T235">, hanno lo scopo di formare una dispersione uniforme di bollicine d’aria, di vuoti, </text:span><text:span text:style-name="T236">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line-break/><text:line-break/></text:span><text:span text:style-name="T237">Pori capillari: macro-pori (&gt; 50 nm), micro-pori (&lt;50 nm). All’ aumentare acqua-cemento aumenta il Volume dei pori capillari e la loro dimensione; all’aumentare della stagionatura, la porosità diminuisce. </text:span><text:span text:style-name="T238">Il poro capillare è quello che rimane a vallo dell’idratazione del gel C-S-H.<text:line-break/></text:span><text:span text:style-name="T237"><text:line-break/></text:span><text:span text:style-name="T203">Porosità</text:span><text:span text:style-name="T237">: volume di spazio non occupato dai prodotti solidi dell’idratazione.<text:line-break/>Permeabilità: penetrazione di un agente aggressivo attraverso i pori. La permeabilità dipende dalla porosità ma anche dall’interconnessione tra i pori. <text:line-break/><text:line-break/></text:span><text:span text:style-name="T238">CALCOLO DELLA POROSITÀ CAPILLARE:<text:line-break/>Ragioniamo a V=cost, reagenti: acqua e cemento, vengono miscelati secondo un opportuno rapporto di massa, le reazioni di idratazione procedono e a struttura indurita troviamo: prodotti di idratazione (+ risultato della reazione di idratazione?</text:span><text:span text:style-name="T239">),</text:span><text:span text:style-name="T238"> pori capillari e cemento non reagito (o perché non si ancora idratato o perché non si idraterà mai). <text:line-break/>Possiamo distinguere l’acqua nei pori capillari dai pori capillari vuoti, pieni di aria. </text:span><text:span text:style-name="T92"><text:line-break/></text:span><text:span text:style-name="T238">Volume totale= volume acqua + volume cemento<text:line-break/>Dopo idratazione: Vol Tot= Volume pori capillari (Vpc), costituito da Vvc (vuoti)+ Vac (acqua nei pori), + Volume prodotti d’idratazione Vpi + Volume cemento non reagito Vcnr. Quindi Vpc= Vtot – (Vpi+ Vcnr). <text:line-break/></text:span><text:span text:style-name="T245">Vpi= Vc (volume cemento)*h*2.06<text:line-break/>2.06 è il fattore volume nel processo d’idratazione (il vo</text:span><text:span text:style-name="T248">l</text:span><text:span text:style-name="T245">ume del prodotto d’idratazione è circa il doppio del volume di partenza), h = grado di idratazione (compreso tra 0 e 1): indica la frazione, o la percentuale, di cemento idratato.<text:line-break/></text:span><text:span text:style-name="T246">Quindi Vc*h è la frazione di volume cemento idratato.<text:line-break/>Vcnr=Vc*(1-h), (1-h) è il complementare del grado d’idratazione.<text:line-break/>Fattore determinante è il rapporto a/c </text:span><text:span text:style-name="T247">IN MASSA: a/c=Ma/Mc</text:span></text:p>
      <text:p text:style-name="P15"><text:span text:style-name="T249">FORMULA DI POWERS: Vpc= a/c – 0,336*h [L/kg</text:span><text:span text:style-name="T99">cem</text:span><text:span text:style-name="T162">]<text:line-break/>%</text:span><text:span text:style-name="T163">PC= Vpc/Vtot <text:s text:c="2"/>frazione occupata dai pori capillari<text:line-break/></text:span><text:span text:style-name="T164">R= resistenza a compressione della pasta, risulta proporzionale alla frazione di pieno X<text:line-break/>R=kX</text:span><text:span text:style-name="T250">3 </text:span><text:span text:style-name="T164">= k* (1 - %PC )</text:span><text:span text:style-name="T250">3 </text:span><text:span text:style-name="T164">= k* (1- Vpc/(Vs+Vpc))</text:span><text:span text:style-name="T250">3</text:span><text:span text:style-name="T164"><text:line-break/>k per il cemento vale 250 MPa<text:line-break/><text:line-break/></text:span><text:span text:style-name="T165">All’aumentare della porosità aumenta la permeabilità e diminuisce la resistenza</text:span><text:span text:style-name="T247"><text:line-break/></text:span><text:span text:style-name="T255">Cemento ben idratato e rapporto a/c opportuno per poter ottenere al meglio le proprietà delle resistenze meccaniche.<text:line-break/></text:span><text:line-break/><text:span text:style-name="T256">Per ridurre la permeabilità si può intervenire su: a/c e tempo di stagionatura (che determina h)</text:span><text:line-break/><text:span text:style-name="T257">L’acqua nei pori è alcalino, pH 13 riusciamo a garantire protezione ai ferri, acciai ecc che andremo ad introdurre nel calcestruzzo. </text:span><text:span text:style-name="T258">L’acqua può essere libera o legata da forze superficiali per pori più piccoli (prevalgono forze fisiche tali per cui per avere il processo di evaporazione bisogna scendere a umidità più basse).<text:line-break/></text:span><text:line-break/><text:span text:style-name="T259">CEMENTI DI MISCELA:<text:line-break/></text:span><text:soft-page-break/><text:span text:style-name="T259">Si ottengono per macinazione del clinker di cemento Portland con materiale pozzolanico e/o loppa <text:s/>d’altoforno granulata. Si riduce il consumo di cemento perché i pozzolani sono spesso dei sottoprodotti di altre reazioni, li introduco all’interno dell’industria del cemento. Otteniamo cementi con frazioni di vuoto più bassi rispetto al classico cemento Portland, abbiamo benefici riguardo alla durabilità.<text:line-break/></text:span><text:span text:style-name="T260">Aggiuunta pozzolanica: tipicamente &lt;35%, loppa d’altoforno: anche all’80%.<text:line-break/><text:line-break/>AGGIUNTE POZZOLANICHE:<text:line-break/>Materiali con struttura silicea </text:span><text:span text:style-name="T264">(elevata presenza di SiO</text:span><text:span text:style-name="T109">2</text:span><text:span text:style-name="T177">)</text:span><text:span text:style-name="T260"> amorfa e porosa, ha una grande area superficiale ma non ha proprietà leganti, non possiamo utilizzare solo lei, però possiamo miscelarla al cemento Portland (lei ci consente di ottenere la calce </text:span><text:span text:style-name="T261">Ca(OH)</text:span><text:span text:style-name="T108">2</text:span><text:span text:style-name="T260"> </text:span><text:span text:style-name="T261">che poi reagisce con la pozzolana per dare il CSH</text:span><text:span text:style-name="T260">). </text:span><text:span text:style-name="T261">La pozzolana consente di avere prodotti d’idratazione simili a quelli del cemento ma ha bisogno della calce. La calce per reagire con la pozzolana è fornita dall’idratazione del cemento Portland. Il prodotto finale contiene meno calce e un maggiore contenuto di silicati, ha un pH leggermente più basso del Portland. </text:span><text:span text:style-name="T263">Non ha proprietà idrauliche se non con l’aggiunta di calce (la pozzolana).</text:span><text:span text:style-name="T261"><text:line-break/></text:span><text:line-break/><text:span text:style-name="T261">I materiali pozzolanici sono: </text:span><text:span text:style-name="T262">1)</text:span><text:span text:style-name="T261">pozzolana naturale, rocca sedimentaria di origine vulcanica, materiali naturali<text:line-break/></text:span><text:span text:style-name="T262">2) Ceneri volanti, sono un sottoprodotto delle centrali termoelettriche a carbone, le polveri che risultano dal processo di combustione sono sottoposti a una raffreddamento brusco e sono molto fini (</text:span><text:span text:style-name="T86">area sup 300-600 m</text:span><text:span text:style-name="T251">2</text:span><text:span text:style-name="T166">/kg</text:span><text:span text:style-name="T167">)<text:line-break/>3) Fumo di silice (micro-silice), è un sottoprodotto dell’industria di produzione al forno elettrico del silicio o delle leghe ferro-silicio, </text:span><text:span text:style-name="T166">area sup 13000- 30000 m</text:span><text:span text:style-name="T251">2</text:span><text:span text:style-name="T166">/kg</text:span><text:span text:style-name="T167">, sono particelle estremamente sottili, hanno una funzione di riempimento, vanno a mettersi in tutti quei pori dove il cemento non potrebbe andare perché troppo grosso (effetto filler).</text:span><text:span text:style-name="T168"><text:line-break/><text:line-break/></text:span><text:span text:style-name="T170">LOPPA D’ALTOFORNO:</text:span><text:span text:style-name="T169"> è ottenuta dal raffreddamento brusco della scoria della ghisa (lega ferro-carbonio con alto contenuto di C), è composta da ossidi simili a quelli presenti nel clinker. La loppa ha proprietà idrauliche latenti, tende ad attivarsi in presenza di calce, gesso e alcali.<text:line-break/></text:span><text:span text:style-name="T170">Con la loppa ho un ritardo iniziale nello sviluppo delle resistenze meccaniche però dopo compensano.</text:span><text:line-break/><text:line-break/><text:span text:style-name="T265">02/03/2021<text:line-break/></text:span><text:span text:style-name="T266">Sostenibilità importante se abbinata a buone prestazioni → questi cementi sono ottimi<text:line-break/></text:span><text:span text:style-name="T204">I cementi sono un po’ pigri, hanno bisogno di attivatori per sviluppare le proprietà meccaniche.<text:line-break/></text:span><text:span text:style-name="T205">Riduzione frazione di vuoto (o porosità capillare). Affinazione della struttura idratata, riduzione della penetrazione (miglioramento di durabilità e resistenza) e sono cementi che sviluppano un'alcalinità leggermente più bassa (compatibilità con armature cioè C rimane, la riduzione del pH non compromette la passivazione delle armature ma comunque rispetto al Portland ho pH più basso). <text:line-break/><text:line-break/></text:span><text:span text:style-name="T206">Cemento pozzolanico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text:line-break/><text:line-break/>Cementi che possiamo trovare sul mercato in base alle normative: UNI EN 197-1, prevede 5 tipi di cemento, definisce e specifica 27 distinti prodotti di cementi comuni e introduce 6 classi di resistenza.<text:line-break/><text:line-break/></text:span><text:span text:style-name="T207">5 tipi di cemento:<text:line-break/>1) Cemento Portland con una percentuale di clinker pari ad almeno il 95% (+ 5% del gesso)<text:line-break/>2) Cemento Portland con clinker di almeno il 65% + aggiunte: loppa d’altoforno </text:span><text:span text:style-name="T209">(S)</text:span><text:span text:style-name="T207">, fumi di silice </text:span><text:span text:style-name="T210">(D)</text:span><text:span text:style-name="T207">, pozzolana </text:span><text:span text:style-name="T210">(P</text:span><text:span text:style-name="T207">, ceneri volanti, scisto calcinato, calcare e composito. Ci sono dunque 7 </text:span><text:span text:style-name="T208">sottotipi</text:span><text:span text:style-name="T207"> all’interno del cemento di tipo 2. <text:s/></text:span><text:span text:style-name="T210">A e B sono sottotipi che si differenziano in base alla percentuale dell’aggiunta.</text:span><text:span text:style-name="T207"><text:line-break/>3) </text:span><text:span text:style-name="T210">Cemento d’altoforno con elevata percentuale di loppa d’altoforno, sono previsti 3 sottotipi<text:line-break/>4) Cemento pozzolanico con materiale pozzolanico (P e Q) dall’11 al 55%)<text:line-break/>5) Cemento composito ottenuto con clinker 20-64%, loppa d’altoforno 18-50% e materiale pozzolanico (18-50%)<text:line-break/></text:span><text:line-break/><text:span text:style-name="T267">Distinguiamo cementi Portland con aggiunte (categoria 2), quando parliiamo di categoria 3,4 e 5 abbiamo proprio </text:span><text:soft-page-break/><text:span text:style-name="T267">cementi di miscela in cui le aggiunte hanno un tenore molto elevato all’interno del cem</text:span><text:span text:style-name="T268">ent</text:span><text:span text:style-name="T267">o.<text:line-break/></text:span><text:span text:style-name="T273">DESIGNAZIONE DEI CEMENTI</text:span><text:span text:style-name="T267">: CEM + tipo + classe di resistenza<text:line-break/></text:span><text:span text:style-name="T87">Classe: </text:span><text:span text:style-name="T241">valori di resistenza minima che devono avere i cementi ottenuti con un rapporto a/c=0.5 e sabbia/c=3 (→ sono delle malte di cemento essenzialmente, dopo indurimento si fa prova di resistenza a meccanica e così capiamo in che categoria ricade il nostro cemento)<text:line-break/>Consideriamo resistenza a compressione, iniziale 2-7 giorni e resistenza cioè a 28 giorni, </text:span><text:span text:style-name="T242">e poi viene considerata anche il tempo di inizio presa e espansione: </text:span><text:span text:style-name="T268">32,5 – 32,5 </text:span><text:span text:style-name="T271">R</text:span><text:span text:style-name="T268">– 42,5 - 42,5 R – 52,55 - </text:span><text:span text:style-name="T271">5</text:span><text:span text:style-name="T268">2,5 R<text:line-break/>R sta per rapido indurimento, cemento che già a due giorni consente di avere una maggiore resistenza iniziale.<text:line-break/><text:line-break/></text:span><text:span text:style-name="T269">Esempi: <text:s/></text:span><text:span text:style-name="T270">CEM 1 42,5 R è il cemento Portland tradizionale (con clinker almeno di 95%) con classe di resistenza 42,5 a rapido sviluppo di resistenza ( R ).<text:line-break/>CEM IV/A 42,5 è il cemento pozzolanico con materiale pozzolanico dall’11 al 35% con classe di resistenza 42,5.<text:line-break/></text:span><text:span text:style-name="T272">Non dobbiamo MAI considerare solo la resistenza a 28 giorni, dobbiamo considerare anche quella di 2 giorni.<text:line-break/><text:line-break/></text:span><text:span text:style-name="T273">Il cemento più diffuso è il cemento Portland con aggiunte (tipo 2) </text:span><text:span text:style-name="T274">e dopodiché c’è il cemento di tipo 1.<text:line-break/></text:span><text:span text:style-name="T275">Tra quelli di tipo due il più diffuso è quello con il calcare (sostanzialmente cemento Portland in cui le aggiunte non vanno a stravolgere il suo funzionamento, cosa che invece ho quando aggiungo gli altri materiali).<text:line-break/><text:line-break/>La ricerca e l’industria si è mossa sui materiali leganti alternativi, problema dell’impatto ambientale che il cemento è, si sente parlare molto di geo-polimeri (reazioni di idratazioni differenti) che però sono ancora in fase di sviluppo. Attualmente la ricerca è soprattutto mirata all’individuazione di leganti alternativi a quelli che sono i cementi Portland. Quelli di miscela sono molto utili ma non risolvono il problema dell’impatto ambientale. <text:s/></text:span><text:span text:style-name="T276">Devo garantire anche l’alcalinità che ne se consente l’utilizzo di massa e garantire anche le resistenza meccanica. <text:line-break/></text:span><text:span text:style-name="T278">Per ridurre permeabilità e quindi rafforzare scudo difensivo posso usare</text:span><text:span text:style-name="T277"> rivestimenti al calcestruzzo </text:span><text:span text:style-name="T278">(spesso delle malte come il mapelastico, malta addizionata con polimeri, per avere poca permeabilità</text:span><text:span text:style-name="T277"> o usando inibitori di corrosione (vanno a ridurre effetto di corrosione), </text:span><text:span text:style-name="T278">spesso questi metodi non sono efficaci. </text:span></text:p>
      <text:p text:style-name="P8">COSTITUENTI DEL CALCESTRUZZO<text:line-break/><text:span text:style-name="T243">Calcestruzzo è fatto da cemento + acqua + aggregati (+ eventualmente additivi). Cemento e acqua formano la pasta cementizia; pasta cementizia + aggregati (sabbia, ghiaia ecc) fanno il calcestruzzo.<text:line-break/>Gli aggregati vengono chiamati talvolta inerti, hanno una funzione riempitiva, non interagiscono e non intervengono all’interno delle reazioni di idratazioni.<text:line-break/><text:line-break/>Il calcestruzzo ha una buona resistenza meccanica, resistente all’acqua, può essere rinforzato con barre d’acciaio che migliorano la resistenza a trazione, è facile da produrre e da mettere in opera (anche in forme complesse), ha un basso costo e parte da materie prime facilmente reperibili. È un materiale che consente di ottenere un mix di proprietà e avendo una buona compatibilità con l’acciaio riesce ad essere un materiale molto utilizzato.<text:line-break/></text:span><text:span text:style-name="T244">Senza contare la posa d’opera il calcestruzzo ordinario ha un costo di 100-150 euro/m</text:span><text:span text:style-name="T252">3</text:span><text:span text:style-name="T171">. <text:line-break/>Ci interessano le proprietà allo stato fresco che sono la lavorabilità, la facilità di essere trasportato, messo in opera e proprietà allo stato indurito </text:span><text:span text:style-name="T172">come</text:span><text:span text:style-name="T171"> resistenza mecc</text:span><text:span text:style-name="T172">anica, deformabilità e durabilità.</text:span><text:span text:style-name="T171"><text:line-break/></text:span><text:span text:style-name="T172">Materiale composito costituto da acqua, cemento, additivi, aggregati (sabbia, fini e grossolani).<text:line-break/><text:line-break/></text:span><text:span text:style-name="T178">AGGREGATI</text:span><text:span text:style-name="T172">: sostanze naturali e/o artificiali e/o di riciclo, occupano una grande quantità del calcestruzzo (60-85% volume → diminuisce la pasta cementizia, diminuisce il costo di idratazione e il calore d’idratazione). <text:line-break/>Gli aggregati diventano fondamentali sulla stabilità dimensionale (come sabbia che contrasta il ritiro delle malte), riducono fenomeni di ritiro e fessurazioni, e sulle proprietà del calcestruzzo fresco (dipende dalla distribuzione granulometrica) e indurimento.<text:line-break/>Gli aggregati possono essere fini, come la sabbia, </text:span><text:span text:style-name="T173">passano per almeno il 95% a un vaglio con maglio 4 mm e grossi che invece non passano.<text:line-break/></text:span><text:span text:style-name="T179">Forma</text:span><text:span text:style-name="T173">: influenza la lavorabilità poiché la forma arrotondata permette di avere una certa lavorabilità impiegando meno acqua (a pari volume richiede meno acqua rispetto a un aggregato frantumato perché ho meno superficie esposta), </text:span><text:span text:style-name="T174">influenza anche il riempimento di volume: è massimo con aggregati tendenti alla sfera.<text:line-break/></text:span><text:span text:style-name="T175">Se consideriamo gli aggregati frantumati è vero che richiedono più acqua però di contro, avendo tanta superficie, </text:span><text:soft-page-break/><text:span text:style-name="T175">abbiamo più punti di ancoraggio con la pasta cementizia e dunque miglior adesione. <text:line-break/>Gli elementi piatti ostacolano le fuoriuscite di bolle d’aria e bloccano l’acqua di bleeding. <text:line-break/></text:span><text:span text:style-name="T184">Superficie</text:span><text:span text:style-name="T175">: Tessitura, più è rugosa e più migliora zona di transizione (zona interfacciale tra aggregato e pasta cementizia), acqua (?)<text:line-break/><text:line-break/>CARATTERISTICHE MECCANICHE:<text:line-break/>La resistenza a compressione dipende dalla zona di transizione, l’aggregato di per sé </text:span><text:span text:style-name="T176">ha</text:span><text:span text:style-name="T175"> </text:span><text:span text:style-name="T176">maggiore resistenza di quella della pasta di cemento e della zona di transizione. <text:line-break/><text:line-break/></text:span><text:span text:style-name="T180">Umidità</text:span><text:span text:style-name="T176">: contenuto % di acqua rispetto alla massa secca dell’aggregato, è importante che l’aggregato abbia caratteristiche di umidità note nel momento del suo utilizzo.<text:line-break/>L’aggregato può essere: </text:span><text:span text:style-name="T182">asciutto o insaturo</text:span><text:span text:style-name="T176">, non ha acqua al suo interno oppure c’è un po’ di acqua ma alcuni dei pori dell’’aggregato sono vuoti, <text:s/></text:span><text:span text:style-name="T182">bagnato</text:span><text:span text:style-name="T176">, pieno di acqua e anche superficie bagnata, è come se fosse sovrasaturo di acqua e infine </text:span><text:span text:style-name="T182">saturo a superficie asciutta (ssa)</text:span><text:span text:style-name="T183">, </text:span><text:span text:style-name="T176">riempe le proprie porosità e diventa saturo ma non lo diventa in modo eccessivo da avere la superficie bagnata.<text:line-break/>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180">Assorbimento:</text:span><text:span text:style-name="T176"> inteso come umidità dell’aggregato in ssa, è importante da conoscere per il dosaggio di acqua in miscela (se so che aggregato prende acqua, ne avrò meno disponibile).<text:line-break/></text:span><text:span text:style-name="T181">Densità:</text:span><text:span text:style-name="T185"> rapporto tra massa e volume dell’aggregato. </text:span><text:span text:style-name="T186">Distinguiamo tra d</text:span><text:span text:style-name="T185">ensità assoluta è la massa per unità di volume di ogni particella in assenza di pori </text:span><text:span text:style-name="T186">e densità apparente, massa per unità di volume di ogni particella, pori compresi. Avremo aggregati leggeri, normali e pesanti. <text:line-break/>Abbiamo anche la densità in mucchio ossia massa contenuta in un volume unitario di materiale allo stato di impiego (volume particelle + volume dei vuoti tra le particelle). <text:line-break/><text:line-break/></text:span><text:span text:style-name="T187">Aggregati naturali: <text:line-break/>-Rocce ignee o eruttive, derivate dal raffreddamento del magma, hanno struttura spesso vetrosa<text:line-break/>-Sedimentarie, si formano in seguito all’accumulo di stratificazioni spesso su fondali marini (calcare, dolomiti)<text:line-break/>-Metamorfiche che subiscono poi trasformazioni<text:line-break/>Per il confezionamento del calcestruzzo usiamo rocce ignee o metamorfiche. Usiamo aggregati leggenti, per ottenere calcestruzzi speciali che <text:s/>consentono di minimizzare o massimizzare alcuni parametri (come calcestruzzi leggeri).</text:span></text:p>
      <text:p text:style-name="P10"><text:span text:style-name="T191">08/03/2021<text:line-break/></text:span><text:span text:style-name="T192">Bisogna tenere conto della provenienza <text:s/>e dello stoccaggio degli aggregati.<text:line-break/><text:line-break/>ASSORTIMENTO GRANULOMETRICO OTTIMALE:<text:line-break/></text:span><text:span text:style-name="T193">1) Garantire il minimo volume di vuoti tra gli aggregati (massima densità) per minimizzare l’uso di cemento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ottimale. <text:line-break/><text:line-break/>Scelta della distribuzione granulometrica:<text:line-break/>La distribuzione granulometrica ottimale è quella che riesce a mediare le varie esigenze<text:line-break/><text:line-break/>PRIMO APPROCCIO=CURVA DI FULLER<text:line-break/>Minimizza i vuoti tra le particelle di aggregato, se supponiamo particelle sferiche abbiamo il 74% massimo spazio riempito in mucchio e il 26% di vuoti, se però andiamo a riempire il vuoto con particelle più piccole la frazione di vuoti diminuisce → con aggregati di dimensioni diverse andiamo ad occupare meglio lo spazio.<text:line-break/></text:span><text:soft-page-break/><text:span text:style-name="T193">L’approccio dipende dalla forma delle particelle. </text:span><text:span text:style-name="T299">All’aumentare della Dmax diminuisce la P<text:line-break/><text:line-break/>SECONDO APPROCCIO= CURVA DI BOLOMEY<text:line-break/>Migliora la lavorabilità<text:line-break/>A tiene conto della lavorabilità che si vuole ottenere <text:s/>e della natura dell’aggregato. Consente di ottenere una distribuzione granulometrica che rispetto alla </text:span><text:span text:style-name="T300">F</text:span><text:span text:style-name="T299">uller migliora la lavorabilità. Per far ciò si massimizza la frazione di aggregati fini. <text:line-break/><text:line-break/></text:span><text:span text:style-name="T300">CRITERIO MASSIMA SCORREVOLEZZA:<text:line-break/></text:span><text:span text:style-name="T301">La scorrevolezza del calcestruzzo fresco dipende non solo dalla quantità di acqua e eventuali additivi, ma anche dalla distribuzione di aggregati.<text:line-break/><text:line-break/></text:span><text:span text:style-name="T7">Caso 1</text:span><text:span text:style-name="T301">: sfere ri</text:span><text:span text:style-name="T302">gide tutte uguali (monomodale)<text:line-break/>Scorrimento di un piano rispetto all’altro avviene con aumento di volume. </text:span><text:span text:style-name="T301">Affinché il piano superiore scorri sul piano inferiore ho bisogno di un’espansione, devo </text:span><text:span text:style-name="T302">vincere l’energia. (?)<text:line-break/>Consideriamo ora stessi sistemi con dimensioni diverse:<text:line-break/>Abbiamo stesso volume tra sabbia e pietrisco ma con sabbia ci sono più piani di scorrimento. La capacità di scorrere di una miscela fluida 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ti scorrevoli. Questo considerando sempre un sistema monomodale.<text:line-break/></text:span><text:span text:style-name="T8">Caso 2</text:span><text:span text:style-name="T302">: sfere rigide con due diametri (bimodale) <text:line-break/>Piani che vanno a lubrificare il movimento dei piani costituenti da sfere grossolane. Questi piani sono separati (lubrificati) da particelle fine. È un sistema meno espansivo. I piani di scorrimento sono tra le particelle piccole, le quali hanno funzione lubrificante.<text:line-break/><text:line-break/></text:span><text:span text:style-name="T303">Dimensione massima dell’aggregato:<text:line-break/>Importante da un punto di vista tecnologico e pratico, impatta sul fabbisogno d’acqua. Avere un aggregato più grossolano fa sì che la superficie sia minore, più il Dmax è elevato e più il fabbisogno d’acqua è minore.<text:line-break/>Quattro regole, legate a vincoli geometrici<text:line-break/>Dmax &lt; ¼ della dimensione minima della struttura<text:line-break/>Dmax &lt; 1/3 dello spessore del copri-ferro </text:span><text:span text:style-name="T304">(dipende dal tipo di ambiente che abbiamo perché è una protezione dell’armatura)</text:span><text:span text:style-name="T303"><text:line-break/>Dmax &lt; 1/3 del tubo di pompaggio<text:line-break/>Dmax &lt; interasse armature – 5 mm<text:line-break/><text:line-break/></text:span><text:span text:style-name="T305">SOSTANZE INDESIDERATE<text:line-break/>Tutto quel che può andare ad impattare negativamente sulle proprietà del calcestruzzo.<text:line-break/>Non deve avere </text:span><text:span text:style-name="T211">sali</text:span><text:span text:style-name="T305">, solfati e cloruri, all’interno, banditi sia dall’acqua che dagli aggregati, possono reagire con la pasta cementizia creando fessurazioni o causare problemi alle armature. <text:line-break/></text:span><text:span text:style-name="T306">L’acqua di mare non viene mai utilizzata proprio per la presenza di cloruri, effetto indesiderato di corrosione rispetto alle armature. L’acqua deve rispettare un contenuto salino.<text:line-break/><text:line-break/></text:span><text:span text:style-name="T307">Utilizzo di additivi, </text:span><text:span text:style-name="T308">di per sé non è obbligatorio ma è molto comune perché consentono di avere dei vantaggi che in assenza non si potrebbero ottenere. Ci sono tantissimi additivi, </text:span><text:span text:style-name="T309">da un lato possono aiutarci per migliorare determinate proprietà ma allo stesso tempo possono rovinarci altre proprietà.<text:line-break/>Additivi fluidificanti e super-fluidificanti, aereanti, acceleranti (accelerano tempo di presa), ritardanti (utilizzati in climi in cui l’idratazione avrebbe troppo velocemente), coloranti, inibitori di corrosone ecc…<text:line-break/><text:line-break/>TRE APPROCCI/SCOPI<text:line-break/>-Ridurre contenuto d’acqua a pari lavorabilità e contenuto di cemento.<text:line-break/>Rapporto a/c influenza proprietà meccaniche finali, posso ottenere la stessa lavorabilità utilizzando meno acqua (riducendo a/c → miglioro resistenze finali) però utilizzo </text:span><text:span text:style-name="T310">il </text:span><text:span text:style-name="T309">fluidificante per compensare la diminuzione di acqua. <text:line-break/></text:span><text:soft-page-break/><text:span text:style-name="T310">Se non utilizzassi additivo avrei meno lavorabilità. <text:line-break/></text:span><text:span text:style-name="T312">Aumentare la lavorabilità a pari a/c (pari resistenza meccanica)<text:line-break/></text:span><text:span text:style-name="T313">Risparmiare cemento a pari lavorabilità e resistenza meccanica<text:line-break/>Utilizzo di meno cemento e meno acqua mantenendo stesso a/c, la presenza del fluidificante sopperisce alla minor quantità di acqua mantenendo la stessa lavorabilità. <text:line-break/><text:line-break/></text:span><text:span text:style-name="T311">FLUIDIFICANTI: </text:span><text:span text:style-name="T318">m</text:span><text:span text:style-name="T311">acromolecole, caratterizzate da gruppi idrofili e idrofobi, fanno sì che le particelle si disperdano meglio all’interno della miscela. Gruppo idrofobo tende ad assorbirsi sulla superficie del cemento e quello idrofilo nell’acqua.<text:line-break/>Co</text:span><text:span text:style-name="T314">n</text:span><text:span text:style-name="T311">sentono o di risparmiare acqua o di avere maggio</text:span><text:span text:style-name="T314">r</text:span><text:span text:style-name="T311">e lavorabilità. Aggiungo introno al 2-3%.<text:line-break/></text:span><text:span text:style-name="T314">Il fluidificante viene inserito e valutato attraverso un contributo fittizio, il fluidificante mi consente di migliorare la lavorabilità come se andassi a introdurre acqua pari a </text:span><text:span text:style-name="T315">X</text:span><text:span text:style-name="T314">%.<text:line-break/></text:span><text:span text:style-name="T316">AERANTI: </text:span><text:span text:style-name="T318">sono l</text:span><text:span text:style-name="T316">iquidi tensioattivi→ formano micro-bolle d’aria <text:s/>che vengono attratte dal cemento per carica elettrostatica.</text:span><text:span text:style-name="T315"><text:line-break/></text:span><text:span text:style-name="T316">Vantaggio <text:s/>→ migliorare resistenza al gelo, va utilizzato in <text:s/>climi molto freddi perché acqua nei pori diventa ghiaccio. Ghiaccio maggior volume rispetto ad acqua, forma sforzi di trazione e dunque fessurazione.<text:line-break/></text:span><text:span text:style-name="T317">Riduzione pressione idraulica all’interno, l’acqua congelando all’interno viene spinta nei vuoti circostanti diminuendo la pressione locale. Pressione bassa, sforzi bassi, migliore resistenza alla fessurazione. Gli additivi riducono resistenza meccanica.</text:span><text:span text:style-name="T309"><text:line-break/></text:span><text:span text:style-name="T319">ACCELERANTI: aumentano la velocità di idratazione del cemento (silicati), sono dei cloruri e dunque poi c’è il loro problema (degrado del calcestruzzo). Consentono di aumentare velocità di idratazione per accelerare tempi di stagionatura.<text:line-break/>RITARDANTI: riducono velocità di idratazione del cemento.<text:line-break/><text:line-break/></text:span><text:span text:style-name="T88">TERMINOLOGIA</text:span><text:span text:style-name="T319">:<text:line-break/></text:span></text:p>
      <text:p text:style-name="P17">CALCESTRUZZO FRESCO<text:line-break/><text:span text:style-name="T14">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15">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74">fluidi </text:span><text:span text:style-name="T67">newtonian</text:span><text:span text:style-name="T68">o</text:span><text:span text:style-name="T15"> andamento lineare, più grande è la pendenza e più bassa è la viscosità. <text:line-break/></text:span><text:span text:style-name="T16">La viscosità del fluido newtoniano risulta indipendente dallo sforzo applicato però in alcuni casi invece può esserci una dipendenza, come nel caso dei fluidi</text:span><text:span text:style-name="T69"> dilatanti </text:span><text:span text:style-name="T16">(o espansivi). <text:line-break/>A bassi sforzi tangenziali abbiamo una bassa viscosità, </text:span><text:span text:style-name="T17">quando invece andiamo nella parte finale quindi alti sforzi (alta velocità) abbiamo alta viscosità. La viscosità quindi dipende dallo sforzo, nel newtoniano no.<text:line-break/>Fluido dilatante (es sospensione di sabbia in acqua</text:span><text:span text:style-name="T18">).<text:line-break/>Di contro abbiamo fluido </text:span><text:span text:style-name="T70">pseudoplastico</text:span><text:span text:style-name="T18"> (es. vernice): comportamento opposto al fluido dilatante. A basse sollecitazioni abbiamo alta viscosità mentre ad alte sollecitazioni abbiamo basse viscosità. </text:span><text:span text:style-name="T19">La viscosità dipende dallo sforzo.<text:line-break/>Ultimo comportamento dato dal fluido</text:span><text:span text:style-name="T73"> plastico di Bingham</text:span><text:span text:style-name="T19">,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14"><text:line-break/></text:span><text:span text:style-name="T20">Tau=taub+ eta*D (taub è la soglia di Bingham)</text:span><text:span text:style-name="T14"><text:line-break/></text:span><text:span text:style-name="T21">Per il calcestruzzo: 200 &lt; tb &lt; 5000 [Pa]<text:line-break/><text:line-break/>LAVORABILITÀ:<text:line-break/></text:span><text:span text:style-name="T22">Più il fluido ha una viscosità bassa e più il ricoprimento di volume sarà migliore, le casseforme hanno all’interno delle </text:span><text:soft-page-break/><text:span text:style-name="T22">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23">e per poter coprire tutto lo spazio non occupato dalle armature. </text:span><text:span text:style-name="T22"><text:line-break/></text:span><text:span text:style-name="T23">Cemento Portland prodotto in impianto miscelazione, trasportato al sito di <text:s/>costruzione, viene gettato in casseri, compattato per eliminare bolle d’aria e infine inizia la stagionatura.<text:line-break/></text:span><text:span text:style-name="T24">La compattabilità serve ad evitare la presenza dei macro-vuoti d’aria; il calcestruzzo una volta vibrato riesce ad aderire meglio. Maggiore è lo </text:span><text:span text:style-name="T11">slump</text:span><text:span text:style-name="T24"> e maggiore il calcestruzzo è lavorabile.<text:line-break/></text:span><text:span text:style-name="T25">La lavorabilità può essere misurata tramite dei test, sono di tre tipi:<text:line-break/>1) Slump test </text:span><text:span text:style-name="T26">o abbassamento del cono di Abrams</text:span><text:span text:style-name="T25"><text:line-break/>2) Prova di spandimento<text:line-break/>3) Prova Vebe<text:line-break/></text:span><text:span text:style-name="T26">Test effettuati per catalogare il calcestruzzo e poi classificarla nella famiglia più adatta.<text:line-break/>(1) Prova che consiste nell’andare a inserire una miscela di calcestruzzo all’interno di un tronco di cono d’acciaio, </text:span><text:span text:style-name="T27">successivamente il cono verrà </text:span><text:span text:style-name="T28">sollevato e la miscela tenderà a collassarsi. Più collassa e più è fluida.<text:line-break/>Lo slump è l’altezza del cono (30 cm) – l’altezza dell’impasto del calcestruzzo collassato. <text:line-break/></text:span><text:span text:style-name="T29">Abbiamo</text:span><text:span text:style-name="T12"> 5 classi di consistenza</text:span><text:span text:style-name="T29">:<text:line-break/>S1 umida (1-4 cm), </text:span><text:span text:style-name="T30">S2</text:span><text:span text:style-name="T29"> plastica (5-9 cm), </text:span><text:span text:style-name="T30">S</text:span><text:span text:style-name="T29">3 semi-fluida (10-15 cm), </text:span><text:span text:style-name="T30">S4 </text:span><text:span text:style-name="T29">fluida (16-20 cm), </text:span><text:span text:style-name="T30">S5 </text:span><text:span text:style-name="T29">super-fluida (&gt;21 cm).<text:line-break/></text:span><text:span text:style-name="T31">(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32">6 classi di consistenza in base al diametro, calcestruzzi poco fluidi tenderanno a 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33">Tanto più tempo sarà lungo e tanto minore sarà la fluidità dell’impasto. <text:line-break/><text:line-break/>Le aggiunte di acqua …<text:line-break/></text:span><text:span text:style-name="T34">Fattori che influenzano la lavorabilità: contenuto d’acqua, aggregato, fluidificanti o aeranti aumentano la lavorabilità, temperatura e tempo.<text:line-break/></text:span><text:span text:style-name="T35">All’aumentare del Dmax diminuisce la superficie e quindi diminuisce acqua per raggiungere una certa lavorabilità.<text:line-break/></text:span><text:span text:style-name="T36">REGOLE DI LYSE<text:line-break/>Consente di andare a valutare la quantità di acqua che occorre inserire per ottenere una certa lavorabilità a parità di Dmax </text:span><text:span text:style-name="T37">dell’aggregato</text:span><text:span text:style-name="T36">. </text:span><text:span text:style-name="T37">Regola che si può applicare con una buona approssimazione, consente di valutare la quantità di acqua. Più il Dmax è grosso e più acqua richiesta è minore, mentre per arrivare a impasti più fluidi ho bisogno di più acqua. <text:line-break/><text:line-break/></text:span><text:span text:style-name="T38">SEGREGAZIONE e BLEEDING:<text:line-break/></text:span><text:span text:style-name="T39">Eccessiva mobilità, se calcestruzzo ha consistenza troppo bassa possono verificare due fenomeni:<text:line-break/>Segregazione → separazione sul fondo degli aggregati più pesa</text:span><text:span text:style-name="T40">n</text:span><text:span text:style-name="T39">ti, </text:span><text:span text:style-name="T40">avremo zone più dense di aggregato (sotto), si verifica durante le operazioni di impasto.</text:span><text:span text:style-name="T39"><text:line-break/>Bleeding → </text:span><text:span text:style-name="T40">affioramento dell’acqua, superficie che risulta ricca di acqua, otteniamo materiale disomogeneo </text:span><text:span text:style-name="T41">e abbiamo una ripartizione all’interno della casseforme con rapporti a/c diversi.<text:line-break/>Rimedi: non eccedere nel quantitativo di acqua (per questo si usano i fluidificanti), corretto assortimento granulometrico. <text:line-break/><text:line-break/></text:span><text:span text:style-name="T42">09/03/2021<text:line-break/>STAGIONATURA<text:line-break/>Insieme delle procedure di controllo dell’umidità e della temperatura del calcestruzzo dopo il getto.<text:line-break/>Deve avvenire in modo corretto affinché le reazioni d’idratazione avvengano nei 28 giorni tipici. Diminuisce la porosità capillare e promuove lo sviluppo della Rc della durabilità. <text:line-break/>I metodi di stagionatura prevedono tutti l’assicurarsi che ci sia sempre acqua, per esempio si copre il getto con teli di </text:span><text:soft-page-break/><text:span text:style-name="T42">plastica in modo tale da avere un ambiente molto umido altrimenti si può innaffiare il getto.<text:line-break/><text:line-break/></text:span><text:span text:style-name="T320">CALCESTRUZZO ALLO STATO INDURITO </text:span><text:span text:style-name="T43"><text:line-break/></text:span><text:span text:style-name="T44">Resistenza meccanica buona a compressione ma scarsa a trazione e flessione in quanto presenta dei pori. <text:line-break/></text:span><text:span text:style-name="T45">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46">La zona di transizione è quella parte di pasta cementizia a contatto con gli aggregati più grossolani, la resistenza meccanica dipende fortemente da questa zona perché è un confine tra due materiali differenti con proprietà diverse. <text:line-break/>Fattori principali: <text:line-break/>- porosità della zona di transizione<text:line-break/>- rapporto a/c stagionatura<text:line-break/>- tipo di cemento<text:line-break/>- compattazione<text:line-break/>- aggregati <text:line-break/>- additivi<text:line-break/>Obiettivo è avere un calcestruzzo con proprietà meccaniche buone e quindi minimizzare le porosità </text:span><text:span text:style-name="T47">(aria intrappolata per cattiva compattazione, aria inglobata per effetto di additivi aeranti e la porosità capillare, quelli del gel non ci interessa in quanto molto piccoli).<text:line-break/><text:line-break/>Zona di transizione<text:line-break/>Zona più porosa con delle mini cricche perché ci sono comportamenti diversi tra aggregati grossi e la pasta cementizia, l’effetto della zona di transizione si vede bene nella curva sforzo – deformazione.<text:line-break/></text:span><text:span text:style-name="T48">Se andiamo a confrontare le curve dei singoli costituenti del calcestruzzo vediamo comportamenti diversi: il comportamento degli inerti (aggregati) </text:span><text:span text:style-name="T50">e </text:span><text:span text:style-name="T48">della pasta di cemento</text:span><text:span text:style-name="T50"> è </text:span><text:span text:style-name="T49">lineare mentre quella del calcestruzzo è all’inizio lineare e poi d</text:span><text:span text:style-name="T50">opo ho </text:span><text:span text:style-name="T49">uno scostamento dalla linearità perché abbiamo proprio l’intervento della zona di transizione, </text:span><text:span text:style-name="T50">qui</text:span><text:span text:style-name="T49"> intervengono fenomeni di fessurazione. </text:span><text:span text:style-name="T50">Gli aggregati non sono il punto debole del materiale ma lo è la zona di transizione. </text:span><text:span text:style-name="T49">La zona di transizione ha sempre maggiore porosità.<text:line-break/><text:line-break/></text:span><text:span text:style-name="T50">Rapporto a/c e compattazione<text:line-break/>Il fattore principale che definisce la porosità è il rapporto a/c. C’è la legge di Abrams che ci dà la resistenza meccanica.<text:line-break/></text:span><text:span text:style-name="T51">All’aumentare dell’a/c ho minore resistenza meccanica </text:span><text:span text:style-name="T52">ma s</text:span><text:span text:style-name="T51">e abbassiamo solo a/c abbiamo impatto negativo sulla compattazione e sullo scorrimento del fluido. </text:span><text:span text:style-name="T52">Curve tratteggiate si riferiscono a tre modi diversi per compattare il calcestruzzo (vibrazione forte, leggera e compattazione manuale), ma anche se facciamo una buona compattazione abbiamo sempre un a/c al di sotto del quale il calcestruzzo perde resistenza. </text:span><text:span text:style-name="T54">K1 e K2 dipendono dal tipo di cemento, tempo di stagionatura e temperatura <text:s/>di stagionatura.</text:span><text:span text:style-name="T52"><text:line-break/></text:span><text:span text:style-name="T53">A parità di a/c abbiamo comportamenti diversi, quello con l’additivo da un lato mi dà maggiore durabilità e dall’altro mi penalizza la resistenza meccanica. Con l’additivo aerante devo considerare il delta di abbassamento della resistenza meccanica. <text:line-break/><text:line-break/>Stagionatura: una stagionatura adeguata consente di ottenere un calcestruzzo con buone resistenza meccanica e quindi le reazioni di idratazione devono essere state fatte bene. <text:line-break/></text:span><text:span text:style-name="T51"><text:line-break/></text:span><text:span text:style-name="T55">PROVA DI COMPRESSIONE<text:line-break/>La resistenza a compressione del calcestruzzo è determinata su provini cilindrici o cubici, il risultato della prova dipende dal tipo di provino che è stato utilizzato.</text:span><text:span text:style-name="T51"><text:line-break/></text:span><text:span text:style-name="T56">Ho due piastre e all’interno inserisco il mio provino e lo comprimo, per quanto riguarda i cubi di solito hanno lato 15 cm mente il cilindro 15 cm ma altezza 30 cm. Applico un carico </text:span><text:span text:style-name="T57">(P) </text:span><text:span text:style-name="T56">e il provino inizia a comprimere, l’effetto Poisson si verifica e quindi il provino inizia a spanciarsi, intervengo delle forze d’attrito </text:span><text:span text:style-name="T57">(F) </text:span><text:span text:style-name="T56">tra il provino e le piastre, queste forze d’attrito tendono a tirare nella zona centrale e iniziano a sorgere delle cricche. <text:line-break/></text:span><text:span text:style-name="T57">La resistenza sul cubo (Rc) è 1.25 maggiore della resistenza sul cilindro (fc) perché l’effetto delle forze d’attrito è minore sul cilindro che sul cubo. </text:span><text:span text:style-name="T58">A valle della prova si ha una rottura a cl</text:span><text:span text:style-name="T59">essidra. </text:span></text:p>
      <text:p text:style-name="P18"><text:soft-page-break/><text:span text:style-name="T121">Il comportamento è controllato dalle micro-cricche presenti nella zona di transizione già prima di sollecitare il materiale, ho prima un andamento lineare e comportamento elastico,tra il 30-70 % ho una crescita delle micro-cricche e alla fine ho una propagazione della cricca fino a rottura. </text:span><text:span text:style-name="T122"><text:line-break/></text:span><text:span text:style-name="T121">Rc = carico massimo/ sezione resistente <text:line-break/>Se faccio n prove ottengo risultati diversi → approccio statistico <text:line-break/></text:span><text:span text:style-name="T123">Scarto quadratico medio se piccolo ho distribuzione ben centrata su un valore medio (Rcm).<text:line-break/></text:span><text:span text:style-name="T124">Dispersione bassa → impianto standard e ripetibile nella sua produzione<text:line-break/>Noi vorremo andare a resistenza meccanica grande ma non dobbiamo trascurare la dispersione dei dati. <text:line-break/>Il valore che viene utilizzato è la </text:span><text:span text:style-name="T132">resistenza caratteristica </text:span><text:span text:style-name="T133">(Rck o fck)</text:span><text:span text:style-name="T134">,</text:span><text:span text:style-name="T135"> </text:span><text:span text:style-name="T134">parametro che mi da la classe di resistenza del calcestruzzo che tiene conto sia del valore medio </text:span><text:span text:style-name="T136">c</text:span><text:span text:style-name="T134">he della dispersione. </text:span><text:span text:style-name="T136">Indica la resistenza al di sotto del quale cade il 5% di provini (il 95% delle prove stanno di sopra). </text:span><text:span text:style-name="T137">L’Rck dipende da quanto la curva è spanciata.</text:span><text:span text:style-name="T136"><text:line-break/></text:span><text:span text:style-name="T137">Rck=Rcm – k*s <text:s text:c="5"/>k=1,64 <text:line-break/>A pari Rcm maggiore è lo scarto quadratico e minore è la resistenza caratteristica.<text:line-break/>Sono previsti 2 tipi di controlli di accettazione del calcestruzzo: controllo di tipo A e di tipo B.<text:line-break/></text:span><text:span text:style-name="T138">Tipo A) Verificare con almeno 3 prelievi con un massimo di 100 m</text:span><text:span text:style-name="T254">3</text:span><text:span text:style-name="T195"> di getto che Rcm e Rc,min rispettino le disequazioni. <text:line-break/>Tipo B) Almeno 15 provini, volumi grossi (1500 m</text:span><text:span text:style-name="T254">3</text:span><text:span text:style-name="T195">) e controllo sempre che le disequazioni siano verificate.</text:span><text:span text:style-name="T121"><text:line-break/></text:span><text:span text:style-name="T125">Classi di resistenza: </text:span><text:span text:style-name="T139">primo numero per cilindro e secondo per cubo.</text:span><text:span text:style-name="T125"> </text:span><text:span text:style-name="T121"><text:line-break/><text:line-break/></text:span><text:span text:style-name="T126">RESISTENZA A TRAZIONE<text:line-break/>Viene determinata attraverso delle prove indirette perché il materiale è fragile. <text:line-break/></text:span><text:span text:style-name="T127">Prova di flessione con cui calcolo il modulo di rottura ossia i massimo valore degli sforzi di trazione sulle fibre tese.<text:line-break/>Prova brasiliana (splitting), si realizza con provini cilindrici e anche qui otteniamo un modulo a trazione.<text:line-break/><text:line-break/></text:span><text:span text:style-name="T140">CALCESTRUZZO ARMATO</text:span><text:span text:style-name="T128"><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 calcestruzzo ha pH alcalino e quindi il ferro non corrode; è in condizione di passività → si forma sulla super dell’acciaio una pellicola (film di passività) di una frazione di un nanometro in grado di proteggere il materiale dalla corrosione.<text:line-break/></text:span><text:span text:style-name="T129"><text:line-break/>PRECOMPRESSO: aumentiamo la resistenza a trazione del calcestruzzo, andiamo a indurre uno stato di precompressione affinché lo sforzo che applico nuovamente, prima di trasferirsi alla struttura, deve annullare 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text:s/>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27"><text:line-break/></text:span><text:span text:style-name="T130"><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16</meta:editing-cycles>
    <meta:creation-date>2021-02-24T15:49:00</meta:creation-date>
    <dc:date>2021-03-09T11:05:59.271000000</dc:date>
    <meta:editing-duration>PT15M30S</meta:editing-duration>
    <meta:generator>LibreOffice/7.1.0.3$Windows_x86 LibreOffice_project/f6099ecf3d29644b5008cc8f48f42f4a40986e4c</meta:generator>
    <meta:document-statistic meta:table-count="1" meta:image-count="0" meta:object-count="0" meta:page-count="17" meta:paragraph-count="49" meta:word-count="10228" meta:character-count="67612" meta:non-whitespace-character-count="57220"/>
    <meta:user-defined meta:name="AppVersion">16.0000</meta:user-defined>
    <meta:user-defined meta:name="ContentTypeId">0x01010055B2EFFB6627544BB8BDFEE5B2F7B822</meta:user-defined>
    <meta:template xlink:type="simple" xlink:actuate="onRequest" xlink:title="Normal.dotm" xlink:href=""/>
  </office:meta>
</office:document-meta>
</file>